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12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13">
      <style:paragraph-properties fo:margin-top="0in" fo:margin-bottom="0in"/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14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5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Text_20_body" style:list-style-name="L16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17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19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20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1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22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23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Text_20_body" style:list-style-name="L24">
      <style:paragraph-properties fo:margin-top="0in" fo:margin-bottom="0in"/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Text_20_body" style:list-style-name="L25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Text_20_body" style:list-style-name="L26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Text_20_body" style:list-style-name="L27">
      <style:paragraph-properties fo:margin-top="0in" fo:margin-bottom="0in"/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2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29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30">
      <style:paragraph-properties fo:margin-top="0in" fo:margin-bottom="0in"/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Text_20_body" style:list-style-name="L31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ext_20_body" style:list-style-name="L32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Text_20_body" style:list-style-name="L33">
      <style:paragraph-properties fo:margin-top="0in" fo:margin-bottom="0in"/>
    </style:style>
    <style:style style:name="P182" style:family="paragraph" style:parent-style-name="Text_20_body" style:list-style-name="L34">
      <style:paragraph-properties fo:margin-top="0in" fo:margin-bottom="0in"/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35">
      <style:paragraph-properties fo:margin-top="0in" fo:margin-bottom="0in"/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36">
      <style:paragraph-properties fo:margin-top="0in" fo:margin-bottom="0in"/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37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Text_20_body" style:list-style-name="L38">
      <style:paragraph-properties fo:margin-top="0in" fo:margin-bottom="0in"/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Text_20_body" style:list-style-name="L39">
      <style:paragraph-properties fo:margin-top="0in" fo:margin-bottom="0in"/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40">
      <style:paragraph-properties fo:margin-top="0in" fo:margin-bottom="0in"/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Text_20_body" style:list-style-name="L41">
      <style:paragraph-properties fo:margin-top="0in" fo:margin-bottom="0in"/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Text_20_body" style:list-style-name="L42">
      <style:paragraph-properties fo:margin-top="0in" fo:margin-bottom="0in"/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43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44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Text_20_body" style:list-style-name="L45">
      <style:paragraph-properties fo:margin-top="0in" fo:margin-bottom="0in"/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Text_20_body" style:list-style-name="L46">
    </style:style>
    <style:style style:name="P289" style:family="paragraph" style:parent-style-name="Text_20_body" style:list-style-name="L47">
      <style:paragraph-properties fo:margin-top="0in" fo:margin-bottom="0in"/>
    </style:style>
    <style:style style:name="P290" style:family="paragraph" style:parent-style-name="Text_20_body" style:list-style-name="L48">
      <style:paragraph-properties fo:margin-top="0in" fo:margin-bottom="0in"/>
    </style:style>
    <style:style style:name="P291" style:family="paragraph" style:parent-style-name="Text_20_body" style:list-style-name="L49">
      <style:paragraph-properties fo:margin-top="0in" fo:margin-bottom="0in"/>
    </style:style>
    <style:style style:name="P292" style:family="paragraph" style:parent-style-name="Text_20_body" style:list-style-name="L50">
      <style:paragraph-properties fo:margin-top="0in" fo:margin-bottom="0in"/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51">
      <style:paragraph-properties fo:margin-top="0in" fo:margin-bottom="0in"/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Text_20_body" style:list-style-name="L52">
      <style:paragraph-properties fo:margin-top="0in" fo:margin-bottom="0in"/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Text_20_body" style:list-style-name="L53">
      <style:paragraph-properties fo:margin-top="0in" fo:margin-bottom="0in"/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Text_20_body" style:list-style-name="L54">
      <style:paragraph-properties fo:margin-top="0in" fo:margin-bottom="0in"/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Text_20_body" style:list-style-name="L55">
      <style:paragraph-properties fo:margin-top="0in" fo:margin-bottom="0in"/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Text_20_body" style:list-style-name="L56">
      <style:paragraph-properties fo:margin-top="0in" fo:margin-bottom="0in"/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57">
      <style:paragraph-properties fo:margin-top="0in" fo:margin-bottom="0in"/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Text_20_body" style:list-style-name="L58">
      <style:paragraph-properties fo:margin-top="0in" fo:margin-bottom="0in"/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Text_20_body" style:list-style-name="L59">
      <style:paragraph-properties fo:margin-top="0in" fo:margin-bottom="0in"/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Text_20_body" style:list-style-name="L60">
      <style:paragraph-properties fo:margin-top="0in" fo:margin-bottom="0in"/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Text_20_body" style:list-style-name="L61">
      <style:paragraph-properties fo:margin-top="0in" fo:margin-bottom="0in"/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Text_20_body" style:list-style-name="L62">
      <style:paragraph-properties fo:margin-top="0in" fo:margin-bottom="0in"/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Text_20_body" style:list-style-name="L63">
      <style:paragraph-properties fo:margin-top="0in" fo:margin-bottom="0in"/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Text_20_body" style:list-style-name="L64">
      <style:paragraph-properties fo:margin-top="0in" fo:margin-bottom="0in"/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Text_20_body" style:list-style-name="L65">
      <style:paragraph-properties fo:margin-top="0in" fo:margin-bottom="0in"/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Text_20_body" style:list-style-name="L66">
      <style:paragraph-properties fo:margin-top="0in" fo:margin-bottom="0in"/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Text_20_body" style:list-style-name="L67">
      <style:paragraph-properties fo:margin-top="0in" fo:margin-bottom="0in"/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Text_20_body" style:list-style-name="L68">
      <style:paragraph-properties fo:margin-top="0in" fo:margin-bottom="0in"/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Text_20_body" style:list-style-name="L6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Text_20_body" style:list-style-name="L70">
    </style:style>
    <style:style style:name="P487" style:family="paragraph" style:parent-style-name="Text_20_body" style:list-style-name="L71">
      <style:paragraph-properties fo:margin-top="0in" fo:margin-bottom="0in"/>
    </style:style>
    <style:style style:name="P488" style:family="paragraph" style:parent-style-name="Text_20_body" style:list-style-name="L72">
    </style:style>
    <style:style style:name="P489" style:family="paragraph" style:parent-style-name="Text_20_body" style:list-style-name="L73">
      <style:paragraph-properties fo:margin-top="0in" fo:margin-bottom="0in"/>
    </style:style>
    <style:style style:name="P490" style:family="paragraph" style:parent-style-name="Text_20_body" style:list-style-name="L74">
      <style:paragraph-properties fo:margin-top="0in" fo:margin-bottom="0in"/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Text_20_body" style:list-style-name="L75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Text_20_body" style:list-style-name="L76">
      <style:paragraph-properties fo:margin-top="0in" fo:margin-bottom="0in"/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77">
      <style:paragraph-properties fo:margin-top="0in" fo:margin-bottom="0in"/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78">
      <style:paragraph-properties fo:margin-top="0in" fo:margin-bottom="0in"/>
    </style:style>
    <style:style style:name="P537" style:family="paragraph" style:parent-style-name="Text_20_body" style:list-style-name="L79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Text_20_body" style:list-style-name="L80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Text_20_body" style:list-style-name="L81">
      <style:paragraph-properties fo:margin-top="0in" fo:margin-bottom="0in"/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Text_20_body" style:list-style-name="L82">
      <style:paragraph-properties fo:margin-top="0in" fo:margin-bottom="0in"/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Text_20_body" style:list-style-name="L83">
      <style:paragraph-properties fo:margin-top="0in" fo:margin-bottom="0in"/>
    </style:style>
    <style:style style:name="P564" style:family="paragraph" style:parent-style-name="Text_20_body" style:list-style-name="L84">
      <style:paragraph-properties fo:margin-top="0in" fo:margin-bottom="0in"/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Text_20_body" style:list-style-name="L85">
      <style:paragraph-properties fo:margin-top="0in" fo:margin-bottom="0in"/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Text_20_body" style:list-style-name="L86">
      <style:paragraph-properties fo:margin-top="0in" fo:margin-bottom="0in"/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Text_20_body" style:list-style-name="L87">
      <style:paragraph-properties fo:margin-top="0in" fo:margin-bottom="0in"/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Text_20_body" style:list-style-name="L88">
      <style:paragraph-properties fo:margin-top="0in" fo:margin-bottom="0in"/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Text_20_body" style:list-style-name="L89">
      <style:paragraph-properties fo:margin-top="0in" fo:margin-bottom="0in"/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Text_20_body" style:list-style-name="L90">
      <style:paragraph-properties fo:margin-top="0in" fo:margin-bottom="0in"/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Text_20_body" style:list-style-name="L91">
      <style:paragraph-properties fo:margin-top="0in" fo:margin-bottom="0in"/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Text_20_body" style:list-style-name="L92">
      <style:paragraph-properties fo:margin-top="0in" fo:margin-bottom="0in"/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Text_20_body" style:list-style-name="L93">
      <style:paragraph-properties fo:margin-top="0in" fo:margin-bottom="0in"/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Text_20_body" style:list-style-name="L94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Text_20_body" style:list-style-name="L95">
      <style:paragraph-properties fo:margin-top="0in" fo:margin-bottom="0in"/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Text_20_body" style:list-style-name="L96">
      <style:paragraph-properties fo:margin-top="0in" fo:margin-bottom="0in"/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Text_20_body" style:list-style-name="L97">
    </style:style>
    <style:style style:name="P708" style:family="paragraph" style:parent-style-name="Text_20_body" style:list-style-name="L98">
      <style:paragraph-properties fo:margin-top="0in" fo:margin-bottom="0in"/>
    </style:style>
    <style:style style:name="P709" style:family="paragraph" style:parent-style-name="Text_20_body" style:list-style-name="L99">
    </style:style>
    <style:style style:name="P710" style:family="paragraph" style:parent-style-name="Text_20_body" style:list-style-name="L100">
      <style:paragraph-properties fo:margin-top="0in" fo:margin-bottom="0in"/>
    </style:style>
    <style:style style:name="P711" style:family="paragraph" style:parent-style-name="Text_20_body" style:list-style-name="L101">
    </style:style>
    <style:style style:name="P712" style:family="paragraph" style:parent-style-name="Text_20_body" style:list-style-name="L102">
      <style:paragraph-properties fo:margin-top="0in" fo:margin-bottom="0in"/>
    </style:style>
    <style:style style:name="P713" style:family="paragraph" style:parent-style-name="Text_20_body" style:list-style-name="L103">
    </style:style>
    <style:style style:name="P714" style:family="paragraph" style:parent-style-name="Text_20_body" style:list-style-name="L104">
      <style:paragraph-properties fo:margin-top="0in" fo:margin-bottom="0in"/>
    </style:style>
    <style:style style:name="P715" style:family="paragraph" style:parent-style-name="Text_20_body" style:list-style-name="L105">
    </style:style>
    <style:style style:name="P716" style:family="paragraph" style:parent-style-name="Text_20_body" style:list-style-name="L106">
      <style:paragraph-properties fo:margin-top="0in" fo:margin-bottom="0in"/>
    </style:style>
    <style:style style:name="P717" style:family="paragraph" style:parent-style-name="Text_20_body" style:list-style-name="L107">
      <style:paragraph-properties fo:margin-top="0in" fo:margin-bottom="0in"/>
    </style:style>
    <style:style style:name="P718" style:family="paragraph" style:parent-style-name="Text_20_body" style:list-style-name="L108">
    </style:style>
    <style:style style:name="P719" style:family="paragraph" style:parent-style-name="Text_20_body" style:list-style-name="L109">
      <style:paragraph-properties fo:margin-top="0in" fo:margin-bottom="0in"/>
    </style:style>
    <style:style style:name="P720" style:family="paragraph" style:parent-style-name="Text_20_body" style:list-style-name="L110">
    </style:style>
    <style:style style:name="P721" style:family="paragraph" style:parent-style-name="Text_20_body" style:list-style-name="L111">
      <style:paragraph-properties fo:margin-top="0in" fo:margin-bottom="0in"/>
    </style:style>
    <style:style style:name="P722" style:family="paragraph" style:parent-style-name="Text_20_body" style:list-style-name="L112">
    </style:style>
    <style:style style:name="P723" style:family="paragraph" style:parent-style-name="Text_20_body" style:list-style-name="L113">
      <style:paragraph-properties fo:margin-top="0in" fo:margin-bottom="0in"/>
    </style:style>
    <style:style style:name="P724" style:family="paragraph" style:parent-style-name="Text_20_body" style:list-style-name="L114">
    </style:style>
    <style:style style:name="P725" style:family="paragraph" style:parent-style-name="Text_20_body" style:list-style-name="L115">
      <style:paragraph-properties fo:margin-top="0in" fo:margin-bottom="0in"/>
    </style:style>
    <style:style style:name="P726" style:family="paragraph" style:parent-style-name="Text_20_body" style:list-style-name="L116">
    </style:style>
    <style:style style:name="P727" style:family="paragraph" style:parent-style-name="Text_20_body" style:list-style-name="L117">
      <style:paragraph-properties fo:margin-top="0in" fo:margin-bottom="0in"/>
    </style:style>
    <style:style style:name="P728" style:family="paragraph" style:parent-style-name="Text_20_body" style:list-style-name="L118">
      <style:paragraph-properties fo:margin-top="0in" fo:margin-bottom="0in"/>
    </style:style>
    <style:style style:name="P729" style:family="paragraph" style:parent-style-name="Text_20_body" style:list-style-name="L119">
      <style:paragraph-properties fo:margin-top="0in" fo:margin-bottom="0in"/>
    </style:style>
    <style:style style:name="P730" style:family="paragraph" style:parent-style-name="Text_20_body" style:list-style-name="L120">
      <style:paragraph-properties fo:margin-top="0in" fo:margin-bottom="0in"/>
    </style:style>
    <style:style style:name="P731" style:family="paragraph" style:parent-style-name="Text_20_body" style:list-style-name="L121">
      <style:paragraph-properties fo:margin-top="0in" fo:margin-bottom="0in"/>
    </style:style>
    <style:style style:name="P732" style:family="paragraph" style:parent-style-name="Text_20_body" style:list-style-name="L122">
      <style:paragraph-properties fo:margin-top="0in" fo:margin-bottom="0in"/>
    </style:style>
    <style:style style:name="P733" style:family="paragraph" style:parent-style-name="Text_20_body" style:list-style-name="L123">
      <style:paragraph-properties fo:margin-top="0in" fo:margin-bottom="0in"/>
    </style:style>
    <style:style style:name="P734" style:family="paragraph" style:parent-style-name="Text_20_body" style:list-style-name="L124">
      <style:paragraph-properties fo:margin-top="0in" fo:margin-bottom="0in"/>
    </style:style>
    <style:style style:name="P735" style:family="paragraph" style:parent-style-name="Text_20_body" style:list-style-name="L125">
      <style:paragraph-properties fo:margin-top="0in" fo:margin-bottom="0in"/>
    </style:style>
  </office:automatic-styles>
  <office:body>
    <office:text>
      <text:p text:style-name="Title">Le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Less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</text:list>
      <text:h text:style-name="Heading_20_2" text:outline-level="2">Características</text:h>
      <text:list text:style-name="L7">
        <text:list-item>
          <text:p text:style-name="P7">Less se puede ejecutar <text:span text:style-name="T64">desde</text:span><text:span text:style-name="T65"> </text:span><text:span text:style-name="T66">NodeJS,</text:span><text:span text:style-name="T67"> </text:span><text:span text:style-name="T68">desde</text:span><text:span text:style-name="T69"> </text:span><text:span text:style-name="T70">un</text:span><text:span text:style-name="T71"> </text:span><text:span text:style-name="T72">navegador,</text:span><text:span text:style-name="T73"> </text:span><text:span text:style-name="T74">o</text:span><text:span text:style-name="T75"> </text:span><text:span text:style-name="T76">desde</text:span><text:span text:style-name="T77"> </text:span><text:span text:style-name="T78">Rhino</text:span>.</text:p>
        </text:list-item>
        <text:list-item>
          <text:p text:style-name="P7">Además <text:span text:style-name="T79">existen</text:span><text:span text:style-name="T80"> </text:span><text:span text:style-name="T81">muchas</text:span><text:span text:style-name="T82"> </text:span><text:span text:style-name="T83">herramientas</text:span> que permiten compilar los archivos y ver los cambios en caliente.</text:p>
        </text:list-item>
        <text:list-item>
          <text:p text:style-name="P7">Es el preprocesador que usa Bootstrap 3.0.</text:p>
        </text:list-item>
      </text:list>
      <text:h text:style-name="Heading_20_1" text:outline-level="1">Usando Less</text:h>
      <text:h text:style-name="Heading_20_2" text:outline-level="2">Instalación</text:h>
      <text:list text:style-name="L8">
        <text:list-item>
          <text:p text:style-name="P8">La forma más sencilla de instalar Less, es <text:span text:style-name="T84">a</text:span><text:span text:style-name="T85"> </text:span><text:span text:style-name="T86">través</text:span><text:span text:style-name="T87"> </text:span><text:span text:style-name="T88">de</text:span><text:span text:style-name="T89"> </text:span><text:span text:style-name="T90">npm</text:span>, el gestor de paquetes de NodeJS:</text:p>
        </text:list-item>
      </text:list>
      <text:p text:style-name="P9">$ npm install -g less</text:p>
      <text:h text:style-name="Heading_20_2" text:outline-level="2">Línea de comandos</text:h>
      <text:list text:style-name="L9">
        <text:list-item>
          <text:p text:style-name="P10">Una vez instalado, se puede compilar desde la línea de comandos:</text:p>
        </text:list-item>
      </text:list>
      <text:p text:style-name="P11">$ lessc styles.less &gt; styles.css</text:p>
      <text:h text:style-name="Heading_20_2" text:outline-level="2">Desde el navegador</text:h>
      <text:list text:style-name="L10">
        <text:list-item>
          <text:p text:style-name="P12">Es la forma más fácil para empezar, pero <text:span text:style-name="T91">no</text:span><text:span text:style-name="T92"> </text:span><text:span text:style-name="T93">es</text:span><text:span text:style-name="T94"> </text:span><text:span text:style-name="T95">recomendable</text:span><text:span text:style-name="T96"> </text:span><text:span text:style-name="T97">usarlo</text:span><text:span text:style-name="T98"> </text:span><text:span text:style-name="T99">así</text:span><text:span text:style-name="T100"> </text:span><text:span text:style-name="T101">en</text:span><text:span text:style-name="T102"> </text:span><text:span text:style-name="T103">producción</text:span>.</text:p>
        </text:list-item>
        <text:list-item>
          <text:p text:style-name="P12">Descargar: <text:a xlink:type="simple" xlink:href="https://github.com/less/less.js/archive/master.zip" office:name=""><text:span text:style-name="Definition">https://github.com/less/less.js/archive/master.zip</text:span></text:a></text:p>
        </text:list-item>
        <text:list-item>
          <text:p text:style-name="P12">Enlazar tu archivo less que quieras precompilar, y luego el js de less:</text:p>
        </text:list-item>
      </text:list>
      <text:p text:style-name="P13">&lt;link rel="stylesheet/less" type="text/css" href="styles.less" /&gt;</text:p>
      <text:p text:style-name="P14"/>
      <text:p text:style-name="P15">&lt;script src="less.js" type="text/javascript"&gt;&lt;/script&gt;</text:p>
      <text:h text:style-name="Heading_20_1" text:outline-level="1">Variables</text:h>
      <text:h text:style-name="Heading_20_2" text:outline-level="2">¿Por qué?</text:h>
      <text:list text:style-name="L11">
        <text:list-item>
          <text:p text:style-name="P16">Las variables se usan <text:span text:style-name="T104">para</text:span><text:span text:style-name="T105"> </text:span><text:span text:style-name="T106">no</text:span><text:span text:style-name="T107"> </text:span><text:span text:style-name="T108">tener</text:span><text:span text:style-name="T109"> </text:span><text:span text:style-name="T110">que</text:span><text:span text:style-name="T111"> </text:span><text:span text:style-name="T112">repetir</text:span><text:span text:style-name="T113"> </text:span><text:span text:style-name="T114">constantemente</text:span><text:span text:style-name="T115"> </text:span><text:span text:style-name="T116">los</text:span><text:span text:style-name="T117"> </text:span><text:span text:style-name="T118">mismos</text:span><text:span text:style-name="T119"> </text:span><text:span text:style-name="T120">valores</text:span>, con lo que se consigue además un código más fácil de mantener:</text:p>
        </text:list-item>
      </text:list>
      <text:p text:style-name="P17">a,</text:p>
      <text:p text:style-name="P18">.link {</text:p>
      <text:p text:style-name="P19"><text:s text:c="2"/>color: #428bca;</text:p>
      <text:p text:style-name="P20">}</text:p>
      <text:p text:style-name="P21">.widget {</text:p>
      <text:p text:style-name="P22"><text:s text:c="2"/>color: #fff;</text:p>
      <text:p text:style-name="P23"><text:s text:c="2"/>background: #428bca;</text:p>
      <text:p text:style-name="P24">}</text:p>
      <text:list text:style-name="L12">
        <text:list-item>
          <text:p text:style-name="P25">Con Less quedaría:</text:p>
        </text:list-item>
      </text:list>
      <text:p text:style-name="P26">@color: #428bca</text:p>
      <text:p text:style-name="P27"/>
      <text:p text:style-name="P28">a,</text:p>
      <text:p text:style-name="P29">.link {</text:p>
      <text:p text:style-name="P30"><text:s text:c="2"/>color: @color;</text:p>
      <text:p text:style-name="P31">}</text:p>
      <text:p text:style-name="P32">.widget {</text:p>
      <text:p text:style-name="P33"><text:s text:c="2"/>color: #fff;</text:p>
      <text:p text:style-name="P34"><text:s text:c="2"/>background: @color;</text:p>
      <text:p text:style-name="P35">}</text:p>
      <text:h text:style-name="Heading_20_2" text:outline-level="2">Selectores</text:h>
      <text:list text:style-name="L13">
        <text:list-item>
          <text:p text:style-name="P36">También se pueden usar <text:span text:style-name="T121">como</text:span><text:span text:style-name="T122"> </text:span><text:span text:style-name="T123">selectores</text:span>:</text:p>
        </text:list-item>
      </text:list>
      <text:p text:style-name="P37">@mySelector: banner;</text:p>
      <text:p text:style-name="P38"/>
      <text:p text:style-name="P39">.@{mySelector} {</text:p>
      <text:p text:style-name="P40"><text:s text:c="2"/>font-weight: bold;</text:p>
      <text:p text:style-name="P41"><text:s text:c="2"/>line-height: 40px;</text:p>
      <text:p text:style-name="P42"><text:s text:c="2"/>margin: 0 auto;</text:p>
      <text:p text:style-name="P43">}</text:p>
      <text:list text:style-name="L14">
        <text:list-item>
          <text:p text:style-name="P44">Compilado con Less quedaría:</text:p>
        </text:list-item>
      </text:list>
      <text:p text:style-name="P45">.banner {</text:p>
      <text:p text:style-name="P46"><text:s text:c="2"/>font-weight: bold;</text:p>
      <text:p text:style-name="P47"><text:s text:c="2"/>line-height: 40px;</text:p>
      <text:p text:style-name="P48"><text:s text:c="2"/>margin: 0 auto;</text:p>
      <text:p text:style-name="P49">}</text:p>
      <text:h text:style-name="Heading_20_2" text:outline-level="2">URLs</text:h>
      <text:list text:style-name="L15">
        <text:list-item>
          <text:p text:style-name="P50">También se pueden <text:span text:style-name="T124">usar</text:span><text:span text:style-name="T125"> </text:span><text:span text:style-name="T126">URLs</text:span>:</text:p>
        </text:list-item>
      </text:list>
      <text:p text:style-name="P51">@images: "../img";</text:p>
      <text:p text:style-name="P52"/>
      <text:p text:style-name="P53">body {</text:p>
      <text:p text:style-name="P54"><text:s text:c="2"/>color: #444;</text:p>
      <text:p text:style-name="P55"><text:s text:c="2"/>background: url("@{images}/white-sand.png");</text:p>
      <text:p text:style-name="P56">}</text:p>
      <text:h text:style-name="Heading_20_2" text:outline-level="2">Propiedades</text:h>
      <text:list text:style-name="L16">
        <text:list-item>
          <text:p text:style-name="P57">También se pueden usar <text:span text:style-name="T127">como</text:span><text:span text:style-name="T128"> </text:span><text:span text:style-name="T129">propiedades</text:span>:</text:p>
        </text:list-item>
      </text:list>
      <text:p text:style-name="P58">@property: color;</text:p>
      <text:p text:style-name="P59"/>
      <text:p text:style-name="P60">.widget {</text:p>
      <text:p text:style-name="P61"><text:s text:c="2"/>@{property}: #0ee;</text:p>
      <text:p text:style-name="P62"><text:s text:c="2"/>background-@{property}: #999;</text:p>
      <text:p text:style-name="P63">}</text:p>
      <text:list text:style-name="L17">
        <text:list-item>
          <text:p text:style-name="P64">Compilado con Less quedaría:</text:p>
        </text:list-item>
      </text:list>
      <text:p text:style-name="P65">.widget {</text:p>
      <text:p text:style-name="P66"><text:s text:c="2"/>color: #0ee;</text:p>
      <text:p text:style-name="P67"><text:s text:c="2"/>background-color: #999;</text:p>
      <text:p text:style-name="P68">}</text:p>
      <text:h text:style-name="Heading_20_2" text:outline-level="2">Nombres de las variables</text:h>
      <text:list text:style-name="L18">
        <text:list-item>
          <text:p text:style-name="P69">También se pueden usar variables <text:span text:style-name="T130">como</text:span><text:span text:style-name="T131"> </text:span><text:span text:style-name="T132">nombres</text:span><text:span text:style-name="T133"> </text:span><text:span text:style-name="T134">de</text:span><text:span text:style-name="T135"> </text:span><text:span text:style-name="T136">otras</text:span><text:span text:style-name="T137"> </text:span><text:span text:style-name="T138">variables</text:span>:</text:p>
        </text:list-item>
      </text:list>
      <text:p text:style-name="P70">@fnord: <text:s text:c="1"/>"I am fnord.";</text:p>
      <text:p text:style-name="P71">@var: <text:s text:c="3"/>"fnord";</text:p>
      <text:p text:style-name="P72">content: @@var;</text:p>
      <text:list text:style-name="L19">
        <text:list-item>
          <text:p text:style-name="P73">Compilado con Less quedaría:</text:p>
        </text:list-item>
      </text:list>
      <text:p text:style-name="P74">content: "I am fnord.";</text:p>
      <text:h text:style-name="Heading_20_2" text:outline-level="2">Carga perezosa</text:h>
      <text:list text:style-name="L20">
        <text:list-item>
          <text:p text:style-name="P75">Las variables <text:span text:style-name="T139">no</text:span><text:span text:style-name="T140"> </text:span><text:span text:style-name="T141">tienen</text:span><text:span text:style-name="T142"> </text:span><text:span text:style-name="T143">que</text:span><text:span text:style-name="T144"> </text:span><text:span text:style-name="T145">ser</text:span><text:span text:style-name="T146"> </text:span><text:span text:style-name="T147">declaradas</text:span><text:span text:style-name="T148"> </text:span><text:span text:style-name="T149">antes</text:span><text:span text:style-name="T150"> </text:span><text:span text:style-name="T151">de</text:span><text:span text:style-name="T152"> </text:span><text:span text:style-name="T153">ser</text:span><text:span text:style-name="T154"> </text:span><text:span text:style-name="T155">utilizados</text:span>.</text:p>
        </text:list-item>
        <text:list-item>
          <text:p text:style-name="P75">Eso es válido:</text:p>
        </text:list-item>
      </text:list>
      <text:p text:style-name="P76">.lazy-eval {</text:p>
      <text:p text:style-name="P77"><text:s text:c="2"/>width: @var;</text:p>
      <text:p text:style-name="P78">}</text:p>
      <text:p text:style-name="P79"/>
      <text:p text:style-name="P80">@var: @a;</text:p>
      <text:p text:style-name="P81">@a: 9%;</text:p>
      <text:list text:style-name="L21">
        <text:list-item>
          <text:p text:style-name="P82">Compilado con Less quedaría:</text:p>
        </text:list-item>
      </text:list>
      <text:p text:style-name="P83">.lazy-eval {</text:p>
      <text:p text:style-name="P84"><text:s text:c="2"/>width: 9%;</text:p>
      <text:p text:style-name="P85">}</text:p>
      <text:h text:style-name="Heading_20_2" text:outline-level="2">Ámbitos</text:h>
      <text:list text:style-name="L22">
        <text:list-item>
          <text:p text:style-name="P86">Al definir una variable dos veces, <text:span text:style-name="T156">se</text:span><text:span text:style-name="T157"> </text:span><text:span text:style-name="T158">utiliza</text:span><text:span text:style-name="T159"> </text:span><text:span text:style-name="T160">la</text:span><text:span text:style-name="T161"> </text:span><text:span text:style-name="T162">última</text:span><text:span text:style-name="T163"> </text:span><text:span text:style-name="T164">definición</text:span><text:span text:style-name="T165"> </text:span><text:span text:style-name="T166">de</text:span><text:span text:style-name="T167"> </text:span><text:span text:style-name="T168">la</text:span><text:span text:style-name="T169"> </text:span><text:span text:style-name="T170">variable</text:span>:</text:p>
        </text:list-item>
      </text:list>
      <text:p text:style-name="P87">@var: 0;</text:p>
      <text:p text:style-name="P88">.class {</text:p>
      <text:p text:style-name="P89"><text:s text:c="2"/>@var: 1;</text:p>
      <text:p text:style-name="P90"><text:s text:c="2"/>.brass {</text:p>
      <text:p text:style-name="P91"><text:s text:c="4"/>@var: 2;</text:p>
      <text:p text:style-name="P92"><text:s text:c="4"/>three: @var;</text:p>
      <text:p text:style-name="P93"><text:s text:c="4"/>@var: 3;</text:p>
      <text:p text:style-name="P94"><text:s text:c="2"/>}</text:p>
      <text:p text:style-name="P95"><text:s text:c="2"/>one: @var;</text:p>
      <text:p text:style-name="P96">}</text:p>
      <text:list text:style-name="L23">
        <text:list-item>
          <text:p text:style-name="P97">Compilado con Less quedaría:</text:p>
        </text:list-item>
      </text:list>
      <text:p text:style-name="P98">.class {</text:p>
      <text:p text:style-name="P99"><text:s text:c="2"/>one: 1;</text:p>
      <text:p text:style-name="P100">}</text:p>
      <text:p text:style-name="P101">.class .brass {</text:p>
      <text:p text:style-name="P102"><text:s text:c="2"/>three: 3;</text:p>
      <text:p text:style-name="P103">}</text:p>
      <text:h text:style-name="Heading_20_1" text:outline-level="1">Extend</text:h>
      <text:h text:style-name="Heading_20_2" text:outline-level="2">Caso de uso</text:h>
      <text:list text:style-name="L24">
        <text:list-item>
          <text:p text:style-name="P104">Imagino que tenemos lo siguiente:</text:p>
        </text:list-item>
      </text:list>
      <text:p text:style-name="P105">.animal {</text:p>
      <text:p text:style-name="P106"><text:s text:c="2"/>background-color: black;</text:p>
      <text:p text:style-name="P107"><text:s text:c="2"/>color: white;</text:p>
      <text:p text:style-name="P108">}</text:p>
      <text:list text:style-name="L25">
        <text:list-item>
          <text:p text:style-name="P109">Y queremos tener un subtipo de animal que sobrescriba la propiedad background-color.</text:p>
        </text:list-item>
        <text:list-item>
          <text:p text:style-name="P109">Podemos hacer lo siguiente:</text:p>
        </text:list-item>
      </text:list>
      <text:p text:style-name="P110">&lt;a class="animal bear"&gt;Bear&lt;/a&gt;</text:p>
      <text:p text:style-name="P111">.animal {</text:p>
      <text:p text:style-name="P112"><text:s text:c="2"/>background-color: black;</text:p>
      <text:p text:style-name="P113"><text:s text:c="2"/>color: white;</text:p>
      <text:p text:style-name="P114">}</text:p>
      <text:p text:style-name="P115">.bear {</text:p>
      <text:p text:style-name="P116"><text:s text:c="2"/>background-color: brown;</text:p>
      <text:p text:style-name="P117">}</text:p>
      <text:list text:style-name="L26">
        <text:list-item>
          <text:p text:style-name="P118">O podemos simplificar el html y usar extend:</text:p>
        </text:list-item>
      </text:list>
      <text:p text:style-name="P119">&lt;a class="bear"&gt;Bear&lt;/a&gt;</text:p>
      <text:p text:style-name="P120">.animal {</text:p>
      <text:p text:style-name="P121"><text:s text:c="2"/>background-color: black;</text:p>
      <text:p text:style-name="P122"><text:s text:c="2"/>color: white;</text:p>
      <text:p text:style-name="P123">}</text:p>
      <text:p text:style-name="P124">.bear {</text:p>
      <text:p text:style-name="P125"><text:s text:c="2"/>&amp;:extend(.animal);</text:p>
      <text:p text:style-name="P126"><text:s text:c="2"/>background-color: brown;</text:p>
      <text:p text:style-name="P127">}</text:p>
      <text:h text:style-name="Heading_20_2" text:outline-level="2">Reduce el tamaño del CSS</text:h>
      <text:list text:style-name="L27">
        <text:list-item>
          <text:p text:style-name="P128">Ejemplo de mixin:</text:p>
        </text:list-item>
      </text:list>
      <text:p text:style-name="P129">.my-inline-block() {</text:p>
      <text:p text:style-name="P130"><text:s text:c="4"/>display: inline-block;</text:p>
      <text:p text:style-name="P131"><text:s text:c="2"/>font-size: 0;</text:p>
      <text:p text:style-name="P132">}</text:p>
      <text:p text:style-name="P133">.thing1 {</text:p>
      <text:p text:style-name="P134"><text:s text:c="2"/>.my-inline-block;</text:p>
      <text:p text:style-name="P135">}</text:p>
      <text:p text:style-name="P136">.thing2 {</text:p>
      <text:p text:style-name="P137"><text:s text:c="2"/>.my-inline-block;</text:p>
      <text:p text:style-name="P138">}</text:p>
      <text:list text:style-name="L28">
        <text:list-item>
          <text:p text:style-name="P139">Less lo compila a:</text:p>
        </text:list-item>
      </text:list>
      <text:p text:style-name="P140">.thing1 {</text:p>
      <text:p text:style-name="P141"><text:s text:c="2"/>display: inline-block;</text:p>
      <text:p text:style-name="P142"><text:s text:c="2"/>font-size: 0;</text:p>
      <text:p text:style-name="P143">}</text:p>
      <text:p text:style-name="P144">.thing2 {</text:p>
      <text:p text:style-name="P145"><text:s text:c="2"/>display: inline-block;</text:p>
      <text:p text:style-name="P146"><text:s text:c="2"/>font-size: 0;</text:p>
      <text:p text:style-name="P147">}</text:p>
      <text:list text:style-name="L29">
        <text:list-item>
          <text:p text:style-name="P148">Con extends:</text:p>
        </text:list-item>
      </text:list>
      <text:p text:style-name="P149">.my-inline-block {</text:p>
      <text:p text:style-name="P150"><text:s text:c="2"/>display: inline-block;</text:p>
      <text:p text:style-name="P151"><text:s text:c="2"/>font-size: 0;</text:p>
      <text:p text:style-name="P152">}</text:p>
      <text:p text:style-name="P153">.thing1 {</text:p>
      <text:p text:style-name="P154"><text:s text:c="2"/>&amp;:extend(.my-inline-block);</text:p>
      <text:p text:style-name="P155">}</text:p>
      <text:p text:style-name="P156">.thing2 {</text:p>
      <text:p text:style-name="P157"><text:s text:c="2"/>&amp;:extend(.my-inline-block);</text:p>
      <text:p text:style-name="P158">}</text:p>
      <text:list text:style-name="L30">
        <text:list-item>
          <text:p text:style-name="P159">Less lo compila a:</text:p>
        </text:list-item>
      </text:list>
      <text:p text:style-name="P160">.my-inline-block,</text:p>
      <text:p text:style-name="P161">.thing1,</text:p>
      <text:p text:style-name="P162">.thing2 {</text:p>
      <text:p text:style-name="P163"><text:s text:c="2"/>display: inline-block;</text:p>
      <text:p text:style-name="P164"><text:s text:c="2"/>font-size: 0;</text:p>
      <text:p text:style-name="P165">}</text:p>
      <text:h text:style-name="Heading_20_1" text:outline-level="1">Mixins</text:h>
      <text:h text:style-name="Heading_20_2" text:outline-level="2">¿Qué son?</text:h>
      <text:list text:style-name="L31">
        <text:list-item>
          <text:p text:style-name="P166">Los Mixins son una forma de <text:span text:style-name="T171">reutilizar</text:span><text:span text:style-name="T172"> </text:span><text:span text:style-name="T173">propiedades</text:span><text:span text:style-name="T174"> </text:span><text:span text:style-name="T175">ya</text:span><text:span text:style-name="T176"> </text:span><text:span text:style-name="T177">definidas</text:span>:</text:p>
        </text:list-item>
        <text:list-item>
          <text:p text:style-name="P166">Imaginemos la clase .bordered:</text:p>
        </text:list-item>
      </text:list>
      <text:p text:style-name="P167">.bordered {</text:p>
      <text:p text:style-name="P168"><text:s text:c="2"/>border-top: dotted 1px black;</text:p>
      <text:p text:style-name="P169"><text:s text:c="2"/>border-bottom: solid 2px black;</text:p>
      <text:p text:style-name="P170">}</text:p>
      <text:list text:style-name="L32">
        <text:list-item>
          <text:p text:style-name="P171">Lo podemos usar así:</text:p>
        </text:list-item>
      </text:list>
      <text:p text:style-name="P172">#menu a {</text:p>
      <text:p text:style-name="P173"><text:s text:c="2"/>color: #111;</text:p>
      <text:p text:style-name="P174"><text:s text:c="2"/>.bordered;</text:p>
      <text:p text:style-name="P175">}</text:p>
      <text:p text:style-name="P176"/>
      <text:p text:style-name="P177">.post a {</text:p>
      <text:p text:style-name="P178"><text:s text:c="2"/>color: red;</text:p>
      <text:p text:style-name="P179"><text:s text:c="2"/>.bordered;</text:p>
      <text:p text:style-name="P180">}</text:p>
      <text:list text:style-name="L33">
        <text:list-item>
          <text:p text:style-name="P181">Nota: <text:span text:style-name="T178">Además</text:span><text:span text:style-name="T179"> </text:span><text:span text:style-name="T180">de</text:span><text:span text:style-name="T181"> </text:span><text:span text:style-name="T182">clases,</text:span><text:span text:style-name="T183"> </text:span><text:span text:style-name="T184">también</text:span><text:span text:style-name="T185"> </text:span><text:span text:style-name="T186">se</text:span><text:span text:style-name="T187"> </text:span><text:span text:style-name="T188">pueden</text:span><text:span text:style-name="T189"> </text:span><text:span text:style-name="T190">utilizar</text:span><text:span text:style-name="T191"> </text:span><text:span text:style-name="T192">#ids</text:span><text:span text:style-name="T193"> </text:span><text:span text:style-name="T194">como</text:span><text:span text:style-name="T195"> </text:span><text:span text:style-name="T196">mixins</text:span>.</text:p>
        </text:list-item>
      </text:list>
      <text:h text:style-name="Heading_20_2" text:outline-level="2">Selectores</text:h>
      <text:list text:style-name="L34">
        <text:list-item>
          <text:p text:style-name="P182">Se pueden hacer Mixins <text:span text:style-name="T197">tanto</text:span><text:span text:style-name="T198"> </text:span><text:span text:style-name="T199">con</text:span><text:span text:style-name="T200"> </text:span><text:span text:style-name="T201">selectores</text:span><text:span text:style-name="T202"> </text:span><text:span text:style-name="T203">de</text:span><text:span text:style-name="T204"> </text:span><text:span text:style-name="T205">clase</text:span><text:span text:style-name="T206"> </text:span><text:span text:style-name="T207">como</text:span><text:span text:style-name="T208"> </text:span><text:span text:style-name="T209">con</text:span><text:span text:style-name="T210"> </text:span><text:span text:style-name="T211">selectores</text:span><text:span text:style-name="T212"> </text:span><text:span text:style-name="T213">de</text:span><text:span text:style-name="T214"> </text:span><text:span text:style-name="T215">identificación</text:span>:</text:p>
        </text:list-item>
      </text:list>
      <text:p text:style-name="P183">.a, #b {</text:p>
      <text:p text:style-name="P184"><text:s text:c="2"/>color: red;</text:p>
      <text:p text:style-name="P185">}</text:p>
      <text:p text:style-name="P186">.mixin-class {</text:p>
      <text:p text:style-name="P187"><text:s text:c="2"/>.a();</text:p>
      <text:p text:style-name="P188">}</text:p>
      <text:p text:style-name="P189">.mixin-id {</text:p>
      <text:p text:style-name="P190"><text:s text:c="2"/>#b();</text:p>
      <text:p text:style-name="P191">}</text:p>
      <text:h text:style-name="Heading_20_2" text:outline-level="2">No exportar Mixins</text:h>
      <text:list text:style-name="L35">
        <text:list-item>
          <text:p text:style-name="P192">Si no quieres que el Mixin sea exportado al CSS, <text:span text:style-name="T216">utiliza</text:span><text:span text:style-name="T217"> </text:span><text:span text:style-name="T218">los</text:span><text:span text:style-name="T219"> </text:span><text:span text:style-name="T220">paréntesis</text:span>:</text:p>
        </text:list-item>
      </text:list>
      <text:p text:style-name="P193">.my-mixin {</text:p>
      <text:p text:style-name="P194"><text:s text:c="2"/>color: black;</text:p>
      <text:p text:style-name="P195">}</text:p>
      <text:p text:style-name="P196">.my-other-mixin() {</text:p>
      <text:p text:style-name="P197"><text:s text:c="2"/>background: white;</text:p>
      <text:p text:style-name="P198">}</text:p>
      <text:p text:style-name="P199">.class {</text:p>
      <text:p text:style-name="P200"><text:s text:c="2"/>.my-mixin;</text:p>
      <text:p text:style-name="P201"><text:s text:c="2"/>.my-other-mixin;</text:p>
      <text:p text:style-name="P202">}</text:p>
      <text:list text:style-name="L36">
        <text:list-item>
          <text:p text:style-name="P203">Less lo compila a:</text:p>
        </text:list-item>
      </text:list>
      <text:p text:style-name="P204">.my-mixin {</text:p>
      <text:p text:style-name="P205"><text:s text:c="2"/>color: black;</text:p>
      <text:p text:style-name="P206">}</text:p>
      <text:p text:style-name="P207">.class {</text:p>
      <text:p text:style-name="P208"><text:s text:c="2"/>color: black;</text:p>
      <text:p text:style-name="P209"><text:s text:c="2"/>background: white;</text:p>
      <text:p text:style-name="P210">}</text:p>
      <text:h text:style-name="Heading_20_2" text:outline-level="2">Pseudo-clases</text:h>
      <text:list text:style-name="L37">
        <text:list-item>
          <text:p text:style-name="P211">Los Mixins también soportan <text:span text:style-name="T221">pseudo-clases</text:span>:</text:p>
        </text:list-item>
      </text:list>
      <text:p text:style-name="P212">.my-hover-mixin() {</text:p>
      <text:p text:style-name="P213"><text:s text:c="2"/>&amp;:hover {</text:p>
      <text:p text:style-name="P214"><text:s text:c="4"/>border: 1px solid red;</text:p>
      <text:p text:style-name="P215"><text:s text:c="2"/>}</text:p>
      <text:p text:style-name="P216">}</text:p>
      <text:p text:style-name="P217">button {</text:p>
      <text:p text:style-name="P218"><text:s text:c="2"/>.my-hover-mixin();</text:p>
      <text:p text:style-name="P219">}</text:p>
      <text:list text:style-name="L38">
        <text:list-item>
          <text:p text:style-name="P220">Less lo compila a:</text:p>
        </text:list-item>
      </text:list>
      <text:p text:style-name="P221">button:hover {</text:p>
      <text:p text:style-name="P222"><text:s text:c="2"/>border: 1px solid red;</text:p>
      <text:p text:style-name="P223">}</text:p>
      <text:h text:style-name="Heading_20_2" text:outline-level="2">Namespaces</text:h>
      <text:list text:style-name="L39">
        <text:list-item>
          <text:p text:style-name="P224">Podemos crear un namespace con varios mixins:</text:p>
        </text:list-item>
      </text:list>
      <text:p text:style-name="P225">#outer {</text:p>
      <text:p text:style-name="P226"><text:s text:c="2"/>.inner {</text:p>
      <text:p text:style-name="P227"><text:s text:c="4"/>color: red;</text:p>
      <text:p text:style-name="P228"><text:s text:c="2"/>}</text:p>
      <text:p text:style-name="P229">}</text:p>
      <text:list text:style-name="L40">
        <text:list-item>
          <text:p text:style-name="P230">Para llamar al Mixin, los parentesis, el espacio y el &gt; es opcional, así que se puede hacer de todas estas formas:</text:p>
        </text:list-item>
      </text:list>
      <text:p text:style-name="P231">#outer &gt; .inner;</text:p>
      <text:p text:style-name="P232">#outer &gt; .inner();</text:p>
      <text:p text:style-name="P233">#outer .inner;</text:p>
      <text:p text:style-name="P234">#outer .inner();</text:p>
      <text:p text:style-name="P235">#outer.inner;</text:p>
      <text:p text:style-name="P236">#outer.inner();</text:p>
      <text:h text:style-name="Heading_20_2" text:outline-level="2">!Important keyword</text:h>
      <text:list text:style-name="L41">
        <text:list-item>
          <text:p text:style-name="P237">Detrás de un Mixin, al compilar pone <text:span text:style-name="T222">todo</text:span><text:span text:style-name="T223"> </text:span><text:span text:style-name="T224">como</text:span><text:span text:style-name="T225"> </text:span><text:span text:style-name="T226">importante</text:span>:</text:p>
        </text:list-item>
      </text:list>
      <text:p text:style-name="P238">.foo () {</text:p>
      <text:p text:style-name="P239"><text:s text:c="2"/>background: #f5f5f5;</text:p>
      <text:p text:style-name="P240"><text:s text:c="2"/>color: #fff;</text:p>
      <text:p text:style-name="P241">}</text:p>
      <text:p text:style-name="P242">.unimportant {</text:p>
      <text:p text:style-name="P243"><text:s text:c="2"/>.foo();</text:p>
      <text:p text:style-name="P244">}</text:p>
      <text:p text:style-name="P245">.important {</text:p>
      <text:p text:style-name="P246"><text:s text:c="2"/>.foo() !important;</text:p>
      <text:p text:style-name="P247">}</text:p>
      <text:list text:style-name="L42">
        <text:list-item>
          <text:p text:style-name="P248">Less lo compila a:</text:p>
        </text:list-item>
      </text:list>
      <text:p text:style-name="P249">.unimportant {</text:p>
      <text:p text:style-name="P250"><text:s text:c="2"/>background: #f5f5f5;</text:p>
      <text:p text:style-name="P251"><text:s text:c="2"/>color: #fff;</text:p>
      <text:p text:style-name="P252">}</text:p>
      <text:p text:style-name="P253">.important {</text:p>
      <text:p text:style-name="P254"><text:s text:c="2"/>background: #f5f5f5 !important;</text:p>
      <text:p text:style-name="P255"><text:s text:c="2"/>color: #fff !important;</text:p>
      <text:p text:style-name="P256">}</text:p>
      <text:h text:style-name="Heading_20_1" text:outline-level="1">Mixins paramétricos</text:h>
      <text:h text:style-name="Heading_20_2" text:outline-level="2">Parámetros</text:h>
      <text:p text:style-name="First_20_paragraph">Los Mixins también puede tomar <text:span text:style-name="T227">parámetros</text:span>:</text:p>
      <text:p text:style-name="P257">.border-radius(@radius) {</text:p>
      <text:p text:style-name="P258"><text:s text:c="2"/>-webkit-border-radius: @radius;</text:p>
      <text:p text:style-name="P259"><text:s text:c="5"/>-moz-border-radius: @radius;</text:p>
      <text:p text:style-name="P260"><text:s text:c="10"/>border-radius: @radius;</text:p>
      <text:p text:style-name="P261">}</text:p>
      <text:p text:style-name="P262"/>
      <text:p text:style-name="P263">#header {</text:p>
      <text:p text:style-name="P264"><text:s text:c="2"/>.border-radius(4px);</text:p>
      <text:p text:style-name="P265">}</text:p>
      <text:list text:style-name="L43">
        <text:list-item>
          <text:p text:style-name="P266">Less lo compila a:</text:p>
        </text:list-item>
      </text:list>
      <text:p text:style-name="P267">#header {</text:p>
      <text:p text:style-name="P268"><text:s text:c="2"/>-webkit-border-radius: 4px;</text:p>
      <text:p text:style-name="P269"><text:s text:c="5"/>-moz-border-radius: 4px;</text:p>
      <text:p text:style-name="P270"><text:s text:c="10"/>border-radius: 4px;</text:p>
      <text:p text:style-name="P271">}</text:p>
      <text:h text:style-name="Heading_20_2" text:outline-level="2">Valor por defecto</text:h>
      <text:list text:style-name="L44">
        <text:list-item>
          <text:p text:style-name="P272">Los Mixins también puede tomar <text:span text:style-name="T228">parámetros</text:span><text:span text:style-name="T229"> </text:span><text:span text:style-name="T230">con</text:span><text:span text:style-name="T231"> </text:span><text:span text:style-name="T232">un</text:span><text:span text:style-name="T233"> </text:span><text:span text:style-name="T234">valor</text:span><text:span text:style-name="T235"> </text:span><text:span text:style-name="T236">por</text:span><text:span text:style-name="T237"> </text:span><text:span text:style-name="T238">defecto</text:span>:</text:p>
        </text:list-item>
      </text:list>
      <text:p text:style-name="P273">.border-radius(@radius: 5px) {</text:p>
      <text:p text:style-name="P274"><text:s text:c="2"/>-webkit-border-radius: @radius;</text:p>
      <text:p text:style-name="P275"><text:s text:c="5"/>-moz-border-radius: @radius;</text:p>
      <text:p text:style-name="P276"><text:s text:c="10"/>border-radius: @radius;</text:p>
      <text:p text:style-name="P277">}</text:p>
      <text:p text:style-name="P278"/>
      <text:p text:style-name="P279">#header {</text:p>
      <text:p text:style-name="P280"><text:s text:c="2"/>.border-radius;</text:p>
      <text:p text:style-name="P281">}</text:p>
      <text:list text:style-name="L45">
        <text:list-item>
          <text:p text:style-name="P282">Less lo compila a:</text:p>
        </text:list-item>
      </text:list>
      <text:p text:style-name="P283">#header {</text:p>
      <text:p text:style-name="P284"><text:s text:c="2"/>-webkit-border-radius: 5px;</text:p>
      <text:p text:style-name="P285"><text:s text:c="5"/>-moz-border-radius: 5px;</text:p>
      <text:p text:style-name="P286"><text:s text:c="10"/>border-radius: 5px;</text:p>
      <text:p text:style-name="P287">}</text:p>
      <text:h text:style-name="Heading_20_2" text:outline-level="2">Parámetros múltiples</text:h>
      <text:list text:style-name="L46">
        <text:list-item>
          <text:p text:style-name="P288">Los parámetros <text:span text:style-name="T239">se</text:span><text:span text:style-name="T240"> </text:span><text:span text:style-name="T241">pueden</text:span><text:span text:style-name="T242"> </text:span><text:span text:style-name="T243">separar</text:span><text:span text:style-name="T244"> </text:span><text:span text:style-name="T245">por</text:span><text:span text:style-name="T246"> </text:span><text:span text:style-name="T247">coma</text:span><text:span text:style-name="T248"> </text:span><text:span text:style-name="T249">(,)</text:span><text:span text:style-name="T250"> </text:span><text:span text:style-name="T251">o</text:span><text:span text:style-name="T252"> </text:span><text:span text:style-name="T253">por</text:span><text:span text:style-name="T254"> </text:span><text:span text:style-name="T255">punto</text:span><text:span text:style-name="T256"> </text:span><text:span text:style-name="T257">y</text:span><text:span text:style-name="T258"> </text:span><text:span text:style-name="T259">coma</text:span><text:span text:style-name="T260"> </text:span><text:span text:style-name="T261">(;)</text:span>.</text:p>
        </text:list-item>
        <text:list-item>
          <text:p text:style-name="P288">Se recomienda el punto y coma (;).</text:p>
        </text:list-item>
        <text:list-item>
          <text:p text:style-name="P288">La <text:span text:style-name="T262">coma</text:span><text:span text:style-name="T263"> </text:span><text:span text:style-name="T264">(,)</text:span><text:span text:style-name="T265"> </text:span><text:span text:style-name="T266">tiene</text:span><text:span text:style-name="T267"> </text:span><text:span text:style-name="T268">doble</text:span><text:span text:style-name="T269"> </text:span><text:span text:style-name="T270">sentido:</text:span><text:span text:style-name="T271"> </text:span><text:span text:style-name="T272">se</text:span><text:span text:style-name="T273"> </text:span><text:span text:style-name="T274">puede</text:span><text:span text:style-name="T275"> </text:span><text:span text:style-name="T276">interpretar</text:span><text:span text:style-name="T277"> </text:span><text:span text:style-name="T278">como</text:span><text:span text:style-name="T279"> </text:span><text:span text:style-name="T280">un</text:span><text:span text:style-name="T281"> </text:span><text:span text:style-name="T282">separador</text:span><text:span text:style-name="T283"> </text:span><text:span text:style-name="T284">de</text:span><text:span text:style-name="T285"> </text:span><text:span text:style-name="T286">parámetros</text:span><text:span text:style-name="T287"> </text:span><text:span text:style-name="T288">Mixin</text:span><text:span text:style-name="T289"> </text:span><text:span text:style-name="T290">o</text:span><text:span text:style-name="T291"> </text:span><text:span text:style-name="T292">como</text:span><text:span text:style-name="T293"> </text:span><text:span text:style-name="T294">separador</text:span><text:span text:style-name="T295"> </text:span><text:span text:style-name="T296">de</text:span><text:span text:style-name="T297"> </text:span><text:span text:style-name="T298">los</text:span><text:span text:style-name="T299"> </text:span><text:span text:style-name="T300">elementos</text:span><text:span text:style-name="T301"> </text:span><text:span text:style-name="T302">de</text:span><text:span text:style-name="T303"> </text:span><text:span text:style-name="T304">una</text:span><text:span text:style-name="T305"> </text:span><text:span text:style-name="T306">lista</text:span>.</text:p>
        </text:list-item>
        <text:list-item>
          <text:p text:style-name="P288">Si el compilador encuentra <text:span text:style-name="T307">al</text:span><text:span text:style-name="T308"> </text:span><text:span text:style-name="T309">menos</text:span><text:span text:style-name="T310"> </text:span><text:span text:style-name="T311">un</text:span><text:span text:style-name="T312"> </text:span><text:span text:style-name="T313">punto</text:span><text:span text:style-name="T314"> </text:span><text:span text:style-name="T315">y</text:span><text:span text:style-name="T316"> </text:span><text:span text:style-name="T317">coma</text:span><text:span text:style-name="T318"> </text:span><text:span text:style-name="T319">(;)</text:span><text:span text:style-name="T320"> </text:span><text:span text:style-name="T321">asume</text:span><text:span text:style-name="T322"> </text:span><text:span text:style-name="T323">que</text:span><text:span text:style-name="T324"> </text:span><text:span text:style-name="T325">los</text:span><text:span text:style-name="T326"> </text:span><text:span text:style-name="T327">argumentos</text:span><text:span text:style-name="T328"> </text:span><text:span text:style-name="T329">se</text:span><text:span text:style-name="T330"> </text:span><text:span text:style-name="T331">separan</text:span><text:span text:style-name="T332"> </text:span><text:span text:style-name="T333">por</text:span><text:span text:style-name="T334"> </text:span><text:span text:style-name="T335">punto</text:span><text:span text:style-name="T336"> </text:span><text:span text:style-name="T337">y</text:span><text:span text:style-name="T338"> </text:span><text:span text:style-name="T339">coma</text:span> y los comas pertenecen a listas.</text:p>
        </text:list-item>
        <text:list-item>
          <text:p text:style-name="P288"><text:span text:style-name="T340">.name(1,</text:span><text:span text:style-name="T341"> </text:span><text:span text:style-name="T342">2,</text:span><text:span text:style-name="T343"> </text:span><text:span text:style-name="T344">3;</text:span><text:span text:style-name="T345"> </text:span><text:span text:style-name="T346">something,</text:span><text:span text:style-name="T347"> </text:span><text:span text:style-name="T348">else)</text:span></text:p>
          <text:list text:style-name="L47">
            <text:list-item>
              <text:p text:style-name="P289">2 parámetros, cada uno es una lista</text:p>
            </text:list-item>
          </text:list>
        </text:list-item>
        <text:list-item>
          <text:p text:style-name="P288"><text:span text:style-name="T349">.name(1,</text:span><text:span text:style-name="T350"> </text:span><text:span text:style-name="T351">2,</text:span><text:span text:style-name="T352"> </text:span><text:span text:style-name="T353">3)</text:span></text:p>
          <text:list text:style-name="L48">
            <text:list-item>
              <text:p text:style-name="P290">3 parámetros, cada uno contiene un número</text:p>
            </text:list-item>
          </text:list>
        </text:list-item>
        <text:list-item>
          <text:p text:style-name="P288"><text:span text:style-name="T354">.name(1,</text:span><text:span text:style-name="T355"> </text:span><text:span text:style-name="T356">2,</text:span><text:span text:style-name="T357"> </text:span><text:span text:style-name="T358">3;)</text:span></text:p>
          <text:list text:style-name="L49">
            <text:list-item>
              <text:p text:style-name="P291">1 parámetro, que es una lista</text:p>
            </text:list-item>
          </text:list>
        </text:list-item>
        <text:list-item>
          <text:p text:style-name="P288"><text:span text:style-name="T359">.name(</text:span><text:span text:style-name="T360">@param1</text:span><text:span text:style-name="T361">:</text:span><text:span text:style-name="T362"> </text:span><text:span text:style-name="T363">red,</text:span><text:span text:style-name="T364"> </text:span><text:span text:style-name="T365">blue;)</text:span></text:p>
          <text:list text:style-name="L50">
            <text:list-item>
              <text:p text:style-name="P292">1 parámetro, con una lista como valor predeterminado</text:p>
            </text:list-item>
          </text:list>
        </text:list-item>
        <text:list-item>
          <text:p text:style-name="P288">Se puede tener varios mixins con <text:span text:style-name="T366">el</text:span><text:span text:style-name="T367"> </text:span><text:span text:style-name="T368">mismo</text:span><text:span text:style-name="T369"> </text:span><text:span text:style-name="T370">nombre</text:span><text:span text:style-name="T371"> </text:span><text:span text:style-name="T372">y</text:span><text:span text:style-name="T373"> </text:span><text:span text:style-name="T374">el</text:span><text:span text:style-name="T375"> </text:span><text:span text:style-name="T376">mismo</text:span><text:span text:style-name="T377"> </text:span><text:span text:style-name="T378">número</text:span><text:span text:style-name="T379"> </text:span><text:span text:style-name="T380">de</text:span><text:span text:style-name="T381"> </text:span><text:span text:style-name="T382">parámetros</text:span>, pues Less utilizará todos los posibles:</text:p>
        </text:list-item>
      </text:list>
      <text:p text:style-name="P293">.mixin(@color) {</text:p>
      <text:p text:style-name="P294"><text:s text:c="2"/>color: @color;</text:p>
      <text:p text:style-name="P295">}</text:p>
      <text:p text:style-name="P296">.mixin(@color; @padding:2) {</text:p>
      <text:p text:style-name="P297"><text:s text:c="2"/>padding: @padding;</text:p>
      <text:p text:style-name="P298">}</text:p>
      <text:p text:style-name="P299">.mixin(@color; @padding; @margin: 2) {</text:p>
      <text:p text:style-name="P300"><text:s text:c="2"/>margin: @margin;</text:p>
      <text:p text:style-name="P301">}</text:p>
      <text:p text:style-name="P302">.some .selector div {</text:p>
      <text:p text:style-name="P303"><text:s text:c="2"/>.mixin(#008000);</text:p>
      <text:p text:style-name="P304">}</text:p>
      <text:list text:style-name="L51">
        <text:list-item>
          <text:p text:style-name="P305">Less lo compila a:</text:p>
        </text:list-item>
      </text:list>
      <text:p text:style-name="P306">.some .selector div {</text:p>
      <text:p text:style-name="P307"><text:s text:c="2"/>color-1: #008000;</text:p>
      <text:p text:style-name="P308"><text:s text:c="2"/>padding-2: 2;</text:p>
      <text:p text:style-name="P309">}</text:p>
      <text:h text:style-name="Heading_20_2" text:outline-level="2">Parámetros con nombres</text:h>
      <text:list text:style-name="L52">
        <text:list-item>
          <text:p text:style-name="P310">Se pueden usar <text:span text:style-name="T383">parámetros</text:span><text:span text:style-name="T384"> </text:span><text:span text:style-name="T385">con</text:span><text:span text:style-name="T386"> </text:span><text:span text:style-name="T387">nombre</text:span>:</text:p>
        </text:list-item>
      </text:list>
      <text:p text:style-name="P311">.mixin( <text:s text:c="1"/>@color: black;</text:p>
      <text:p text:style-name="P312"><text:s text:c="8"/>@margin: 10px;</text:p>
      <text:p text:style-name="P313"><text:s text:c="7"/>@padding: 20px) {</text:p>
      <text:p text:style-name="P314"><text:s text:c="2"/>...</text:p>
      <text:p text:style-name="P315">}</text:p>
      <text:p text:style-name="P316">.class1 {</text:p>
      <text:p text:style-name="P317"><text:s text:c="2"/>.mixin( @margin: 20px;</text:p>
      <text:p text:style-name="P318"><text:s text:c="11"/>@color: #33acfe);</text:p>
      <text:p text:style-name="P319">}</text:p>
      <text:p text:style-name="P320">.class2 {</text:p>
      <text:p text:style-name="P321"><text:s text:c="2"/>.mixin( #efca44;</text:p>
      <text:p text:style-name="P322"><text:s text:c="9"/>@padding: 40px);</text:p>
      <text:p text:style-name="P323">}</text:p>
      <text:list text:style-name="L53">
        <text:list-item>
          <text:p text:style-name="P324">Less lo compila a:</text:p>
        </text:list-item>
      </text:list>
      <text:p text:style-name="P325">.class1 {</text:p>
      <text:p text:style-name="P326"><text:s text:c="2"/>color: #33acfe;</text:p>
      <text:p text:style-name="P327"><text:s text:c="2"/>margin: 20px;</text:p>
      <text:p text:style-name="P328"><text:s text:c="2"/>padding: 20px;</text:p>
      <text:p text:style-name="P329">}</text:p>
      <text:p text:style-name="P330">.class2 {</text:p>
      <text:p text:style-name="P331"><text:s text:c="2"/>color: #efca44;</text:p>
      <text:p text:style-name="P332"><text:s text:c="2"/>margin: 10px;</text:p>
      <text:p text:style-name="P333"><text:s text:c="2"/>padding: 40px;</text:p>
      <text:p text:style-name="P334">}</text:p>
      <text:h text:style-name="Heading_20_2" text:outline-level="2">@arguments</text:h>
      <text:list text:style-name="L54">
        <text:list-item>
          <text:p text:style-name="P335">Podemos coger <text:span text:style-name="T388">todos</text:span><text:span text:style-name="T389"> </text:span><text:span text:style-name="T390">los</text:span><text:span text:style-name="T391"> </text:span><text:span text:style-name="T392">parámetros</text:span><text:span text:style-name="T393"> </text:span><text:span text:style-name="T394">de</text:span><text:span text:style-name="T395"> </text:span><text:span text:style-name="T396">entrada</text:span><text:span text:style-name="T397"> </text:span><text:span text:style-name="T398">juntos</text:span>:</text:p>
        </text:list-item>
      </text:list>
      <text:p text:style-name="P336">.box-shadow(</text:p>
      <text:p text:style-name="P337"><text:s text:c="2"/>@x: 0;</text:p>
      <text:p text:style-name="P338"><text:s text:c="2"/>@y: 0;</text:p>
      <text:p text:style-name="P339"><text:s text:c="2"/>@blur: 1px;</text:p>
      <text:p text:style-name="P340"><text:s text:c="2"/>@color: #000) {</text:p>
      <text:p text:style-name="P341"/>
      <text:p text:style-name="P342"><text:s text:c="2"/>-webkit-box-shadow: @arguments;</text:p>
      <text:p text:style-name="P343"><text:s text:c="5"/>-moz-box-shadow: @arguments;</text:p>
      <text:p text:style-name="P344"><text:s text:c="10"/>box-shadow: @arguments;</text:p>
      <text:p text:style-name="P345">}</text:p>
      <text:p text:style-name="P346">.big-block {</text:p>
      <text:p text:style-name="P347"><text:s text:c="2"/>.box-shadow(2px; 5px);</text:p>
      <text:p text:style-name="P348">}</text:p>
      <text:list text:style-name="L55">
        <text:list-item>
          <text:p text:style-name="P349">Less lo compila a:</text:p>
        </text:list-item>
      </text:list>
      <text:p text:style-name="P350">.big-block {</text:p>
      <text:p text:style-name="P351"><text:s text:c="2"/>-webkit-box-shadow:</text:p>
      <text:p text:style-name="P352"><text:s text:c="5"/>2px 5px 1px #000;</text:p>
      <text:p text:style-name="P353"><text:s text:c="2"/>-moz-box-shadow:</text:p>
      <text:p text:style-name="P354"><text:s text:c="5"/>2px 5px 1px #000;</text:p>
      <text:p text:style-name="P355"><text:s text:c="2"/>box-shadow:</text:p>
      <text:p text:style-name="P356"><text:s text:c="5"/>2px 5px 1px #000;</text:p>
      <text:p text:style-name="P357">}</text:p>
      <text:h text:style-name="Heading_20_2" text:outline-level="2">...</text:h>
      <text:list text:style-name="L56">
        <text:list-item>
          <text:p text:style-name="P358">Podemos permitir que el Mixin admita <text:span text:style-name="T399">varios</text:span><text:span text:style-name="T400"> </text:span><text:span text:style-name="T401">parámetros</text:span>:</text:p>
        </text:list-item>
      </text:list>
      <text:p text:style-name="P359">// matches 0-N arguments</text:p>
      <text:p text:style-name="P360">.mixin(...) {</text:p>
      <text:p text:style-name="P361"/>
      <text:p text:style-name="P362">// matches exactly 0 arguments</text:p>
      <text:p text:style-name="P363">.mixin() {</text:p>
      <text:p text:style-name="P364"/>
      <text:p text:style-name="P365">// matches 0-1 arguments</text:p>
      <text:p text:style-name="P366">.mixin(@a: 1) {</text:p>
      <text:p text:style-name="P367"/>
      <text:p text:style-name="P368">// matches 0-N arguments</text:p>
      <text:p text:style-name="P369">.mixin(@a: 1; ...) {</text:p>
      <text:p text:style-name="P370"/>
      <text:p text:style-name="P371">// matches 1-N arguments</text:p>
      <text:p text:style-name="P372">.mixin(@a; ...) {</text:p>
      <text:h text:style-name="Heading_20_2" text:outline-level="2">@rest</text:h>
      <text:list text:style-name="L57">
        <text:list-item>
          <text:p text:style-name="P373">Coge todos los parámetros de ...:</text:p>
        </text:list-item>
      </text:list>
      <text:p text:style-name="P374">.mixin(@a; @rest...) {</text:p>
      <text:p text:style-name="P375"/>
      <text:p text:style-name="P376"><text:s text:c="3"/>/* @rest recoge todos</text:p>
      <text:p text:style-name="P377"><text:s text:c="3"/>los parámetros</text:p>
      <text:p text:style-name="P378"><text:s text:c="3"/>después de @a */</text:p>
      <text:p text:style-name="P379"/>
      <text:p text:style-name="P380"><text:s text:c="3"/>/* @arguments recoge todos</text:p>
      <text:p text:style-name="P381"><text:s text:c="3"/>los parámetros</text:p>
      <text:p text:style-name="P382"><text:s text:c="3"/>(incluido @a) */</text:p>
      <text:p text:style-name="P383">}</text:p>
      <text:h text:style-name="Heading_20_2" text:outline-level="2">Pattern matching</text:h>
      <text:list text:style-name="L58">
        <text:list-item>
          <text:p text:style-name="P384">Si queremos que se ejecute un mixin <text:span text:style-name="T402">dependiendo</text:span><text:span text:style-name="T403"> </text:span><text:span text:style-name="T404">del</text:span><text:span text:style-name="T405"> </text:span><text:span text:style-name="T406">valor</text:span><text:span text:style-name="T407"> </text:span><text:span text:style-name="T408">de</text:span><text:span text:style-name="T409"> </text:span><text:span text:style-name="T410">una</text:span><text:span text:style-name="T411"> </text:span><text:span text:style-name="T412">variable</text:span>:</text:p>
        </text:list-item>
      </text:list>
      <text:p text:style-name="P385">.mixin(dark; @color) {</text:p>
      <text:p text:style-name="P386"><text:s text:c="2"/>color: darken(@color, 10%);</text:p>
      <text:p text:style-name="P387">}</text:p>
      <text:p text:style-name="P388">.mixin(light; @color) {</text:p>
      <text:p text:style-name="P389"><text:s text:c="2"/>color: lighten(@color, 10%);</text:p>
      <text:p text:style-name="P390">}</text:p>
      <text:p text:style-name="P391">.mixin(@_; @color) { /* all */</text:p>
      <text:p text:style-name="P392"><text:s text:c="2"/>display: block;</text:p>
      <text:p text:style-name="P393">}</text:p>
      <text:p text:style-name="P394"/>
      <text:p text:style-name="P395">@switch: light;</text:p>
      <text:p text:style-name="P396"/>
      <text:p text:style-name="P397">.class {</text:p>
      <text:p text:style-name="P398"><text:s text:c="2"/>.mixin(@switch; #888);</text:p>
      <text:p text:style-name="P399">}</text:p>
      <text:list text:style-name="L59">
        <text:list-item>
          <text:p text:style-name="P400">Less lo compila a:</text:p>
        </text:list-item>
      </text:list>
      <text:p text:style-name="P401">.class {</text:p>
      <text:p text:style-name="P402"><text:s text:c="2"/>color: #a2a2a2;</text:p>
      <text:p text:style-name="P403"><text:s text:c="2"/>display: block;</text:p>
      <text:p text:style-name="P404">}</text:p>
      <text:h text:style-name="Heading_20_2" text:outline-level="2">Mixins como Funciones</text:h>
      <text:list text:style-name="L60">
        <text:list-item>
          <text:p text:style-name="P405">Todas las variables definidas en un mixin son visibles y <text:span text:style-name="T413">pueden</text:span><text:span text:style-name="T414"> </text:span><text:span text:style-name="T415">ser</text:span><text:span text:style-name="T416"> </text:span><text:span text:style-name="T417">utilizados</text:span><text:span text:style-name="T418"> </text:span><text:span text:style-name="T419">en</text:span><text:span text:style-name="T420"> </text:span><text:span text:style-name="T421">el</text:span><text:span text:style-name="T422"> </text:span><text:span text:style-name="T423">ámbito</text:span><text:span text:style-name="T424"> </text:span><text:span text:style-name="T425">de</text:span><text:span text:style-name="T426"> </text:span><text:span text:style-name="T427">donde</text:span><text:span text:style-name="T428"> </text:span><text:span text:style-name="T429">es</text:span><text:span text:style-name="T430"> </text:span><text:span text:style-name="T431">llamado</text:span>:</text:p>
        </text:list-item>
      </text:list>
      <text:p text:style-name="P406">.mixin() {</text:p>
      <text:p text:style-name="P407"><text:s text:c="2"/>@width: <text:s text:c="1"/>100%;</text:p>
      <text:p text:style-name="P408"><text:s text:c="2"/>@height: 200px;</text:p>
      <text:p text:style-name="P409">}</text:p>
      <text:p text:style-name="P410"/>
      <text:p text:style-name="P411">.caller {</text:p>
      <text:p text:style-name="P412"><text:s text:c="2"/>.mixin();</text:p>
      <text:p text:style-name="P413"><text:s text:c="2"/>width: <text:s text:c="1"/>@width;</text:p>
      <text:p text:style-name="P414"><text:s text:c="2"/>height: @height;</text:p>
      <text:p text:style-name="P415">}</text:p>
      <text:list text:style-name="L61">
        <text:list-item>
          <text:p text:style-name="P416">Less lo compila a:</text:p>
        </text:list-item>
      </text:list>
      <text:p text:style-name="P417">.caller {</text:p>
      <text:p text:style-name="P418"><text:s text:c="2"/>width: <text:s text:c="1"/>100%;</text:p>
      <text:p text:style-name="P419"><text:s text:c="2"/>height: 200px;</text:p>
      <text:p text:style-name="P420">}</text:p>
      <text:list text:style-name="L62">
        <text:list-item>
          <text:p text:style-name="P421">Otro ejemplo:</text:p>
        </text:list-item>
      </text:list>
      <text:p text:style-name="P422">.average(@x, @y) {</text:p>
      <text:p text:style-name="P423"><text:s text:c="2"/>@average: ((@x + @y) / 2);</text:p>
      <text:p text:style-name="P424">}</text:p>
      <text:p text:style-name="P425"/>
      <text:p text:style-name="P426">div {</text:p>
      <text:p text:style-name="P427"/>
      <text:p text:style-name="P428"><text:s text:c="2"/>// "call" the mixin</text:p>
      <text:p text:style-name="P429"><text:s text:c="2"/>.average(16px, 50px);</text:p>
      <text:p text:style-name="P430"/>
      <text:p text:style-name="P431"><text:s text:c="2"/>// use its "return" value</text:p>
      <text:p text:style-name="P432"><text:s text:c="2"/>padding: @average;</text:p>
      <text:p text:style-name="P433">}</text:p>
      <text:list text:style-name="L63">
        <text:list-item>
          <text:p text:style-name="P434">Less lo compila a:</text:p>
        </text:list-item>
      </text:list>
      <text:p text:style-name="P435">div {</text:p>
      <text:p text:style-name="P436"><text:s text:c="2"/>padding: 33px;</text:p>
      <text:p text:style-name="P437">}</text:p>
      <text:h text:style-name="Heading_20_1" text:outline-level="1">Mixins Condicionales</text:h>
      <text:h text:style-name="Heading_20_2" text:outline-level="2">Sintaxis</text:h>
      <text:list text:style-name="L64">
        <text:list-item>
          <text:p text:style-name="P438">Muy <text:span text:style-name="T432">parecida</text:span><text:span text:style-name="T433"> </text:span><text:span text:style-name="T434">a</text:span><text:span text:style-name="T435"> </text:span><text:span text:style-name="T436">las</text:span><text:span text:style-name="T437"> </text:span><text:span text:style-name="T438">Media</text:span><text:span text:style-name="T439"> </text:span><text:span text:style-name="T440">Queries</text:span>:</text:p>
        </text:list-item>
      </text:list>
      <text:p text:style-name="P439">.mixin (@a)</text:p>
      <text:p text:style-name="P440"><text:s text:c="2"/>when (lightness(@a) &gt;= 50%) {</text:p>
      <text:p text:style-name="P441"><text:s text:c="4"/>background-color: black;</text:p>
      <text:p text:style-name="P442">}</text:p>
      <text:p text:style-name="P443">.mixin (@a)</text:p>
      <text:p text:style-name="P444"><text:s text:c="2"/>when (lightness(@a) &lt; 50%) {</text:p>
      <text:p text:style-name="P445"><text:s text:c="4"/>background-color: white;</text:p>
      <text:p text:style-name="P446">}</text:p>
      <text:p text:style-name="P447">.mixin (@a) {</text:p>
      <text:p text:style-name="P448"><text:s text:c="2"/>color: @a;</text:p>
      <text:p text:style-name="P449">}</text:p>
      <text:p text:style-name="P450">.class1 { .mixin(#ddd) }</text:p>
      <text:p text:style-name="P451">.class2 { .mixin(#555) }</text:p>
      <text:list text:style-name="L65">
        <text:list-item>
          <text:p text:style-name="P452">Less lo compila a:</text:p>
        </text:list-item>
      </text:list>
      <text:p text:style-name="P453">.class1 {</text:p>
      <text:p text:style-name="P454"><text:s text:c="2"/>background-color: black;</text:p>
      <text:p text:style-name="P455"><text:s text:c="2"/>color: #ddd;</text:p>
      <text:p text:style-name="P456">}</text:p>
      <text:p text:style-name="P457">.class2 {</text:p>
      <text:p text:style-name="P458"><text:s text:c="2"/>background-color: white;</text:p>
      <text:p text:style-name="P459"><text:s text:c="2"/>color: #555;</text:p>
      <text:p text:style-name="P460">}</text:p>
      <text:h text:style-name="Heading_20_2" text:outline-level="2">Operadores</text:h>
      <text:list text:style-name="L66">
        <text:list-item>
          <text:p text:style-name="P461">Se pueden usar los operadores <text:span text:style-name="T441">&gt;,</text:span><text:span text:style-name="T442"> </text:span><text:span text:style-name="T443">&gt;=,</text:span><text:span text:style-name="T444"> </text:span><text:span text:style-name="T445">=,</text:span><text:span text:style-name="T446"> </text:span><text:span text:style-name="T447">=&lt;,</text:span><text:span text:style-name="T448"> </text:span><text:span text:style-name="T449">&lt;</text:span></text:p>
        </text:list-item>
      </text:list>
      <text:p text:style-name="P462">@media: mobile;</text:p>
      <text:p text:style-name="P463"/>
      <text:p text:style-name="P464">.mixin (@a)</text:p>
      <text:p text:style-name="P465"><text:s text:c="2"/>when (@media = mobile) { ... }</text:p>
      <text:p text:style-name="P466"/>
      <text:p text:style-name="P467">.mixin (@a)</text:p>
      <text:p text:style-name="P468"><text:s text:c="2"/>when (@media = desktop) { ... }</text:p>
      <text:p text:style-name="P469"/>
      <text:p text:style-name="P470">.max (@a; @b)</text:p>
      <text:p text:style-name="P471"><text:s text:c="2"/>when (@a &gt; @b) { width: @a }</text:p>
      <text:p text:style-name="P472"/>
      <text:p text:style-name="P473">.max (@a; @b)</text:p>
      <text:p text:style-name="P474"><text:s text:c="2"/>when (@a &lt; @b) { width: @b }</text:p>
      <text:h text:style-name="Heading_20_2" text:outline-level="2">AND</text:h>
      <text:list text:style-name="L67">
        <text:list-item>
          <text:p text:style-name="P475">Como en las Media Queries, usando <text:span text:style-name="T450">AND</text:span> todas las sentencias se tienen que cumplir:</text:p>
        </text:list-item>
      </text:list>
      <text:p text:style-name="P476">.mixin (@a)</text:p>
      <text:p text:style-name="P477"><text:s text:c="2"/>when (isnumber(@a))</text:p>
      <text:p text:style-name="P478"><text:s text:c="3"/>and (@a &gt; 0) { ... }</text:p>
      <text:h text:style-name="Heading_20_2" text:outline-level="2">COMA (,)</text:h>
      <text:list text:style-name="L68">
        <text:list-item>
          <text:p text:style-name="P479">Como en las Media Queries, separar sentencias con <text:span text:style-name="T451">comas</text:span><text:span text:style-name="T452"> </text:span><text:span text:style-name="T453">(,)</text:span><text:span text:style-name="T454"> </text:span><text:span text:style-name="T455">equivale</text:span><text:span text:style-name="T456"> </text:span><text:span text:style-name="T457">a</text:span><text:span text:style-name="T458"> </text:span><text:span text:style-name="T459">un</text:span><text:span text:style-name="T460"> </text:span><text:span text:style-name="T461">OR</text:span>, por lo que se entrará en el Mixin en cuanto se cumpla una de las sentencias:</text:p>
        </text:list-item>
      </text:list>
      <text:p text:style-name="P480">.mixin (@a)</text:p>
      <text:p text:style-name="P481"><text:s text:c="2"/>when (@a &gt; 10),</text:p>
      <text:p text:style-name="P482"><text:s text:c="7"/>(@a &lt; -10) { ... }</text:p>
      <text:h text:style-name="Heading_20_2" text:outline-level="2">NOT</text:h>
      <text:list text:style-name="L69">
        <text:list-item>
          <text:p text:style-name="P483">Como en las Media Queries, usando <text:span text:style-name="T462">NOT</text:span> se niega una sentencia:</text:p>
        </text:list-item>
      </text:list>
      <text:p text:style-name="P484">.mixin (@b)</text:p>
      <text:p text:style-name="P485"><text:s text:c="2"/>when not (@b &gt; 0) { ... }</text:p>
      <text:h text:style-name="Heading_20_2" text:outline-level="2">Comprobar tipos</text:h>
      <text:list text:style-name="L70">
        <text:list-item>
          <text:p text:style-name="P486">Tenemos las siguientes funciones para <text:span text:style-name="T463">comprobar</text:span><text:span text:style-name="T464"> </text:span><text:span text:style-name="T465">tipos</text:span>:</text:p>
          <text:list text:style-name="L71">
            <text:list-item>
              <text:p text:style-name="P487">isnumber</text:p>
            </text:list-item>
            <text:list-item>
              <text:p text:style-name="P487">isstring</text:p>
            </text:list-item>
            <text:list-item>
              <text:p text:style-name="P487">iscolor</text:p>
            </text:list-item>
            <text:list-item>
              <text:p text:style-name="P487">iskeyword</text:p>
            </text:list-item>
            <text:list-item>
              <text:p text:style-name="P487">isurl</text:p>
            </text:list-item>
          </text:list>
        </text:list-item>
      </text:list>
      <text:h text:style-name="Heading_20_2" text:outline-level="2">Comprobar unidades</text:h>
      <text:list text:style-name="L72">
        <text:list-item>
          <text:p text:style-name="P488">Tenemos las siguientes funciones para <text:span text:style-name="T466">comprobar</text:span><text:span text:style-name="T467"> </text:span><text:span text:style-name="T468">unidades</text:span>:</text:p>
          <text:list text:style-name="L73">
            <text:list-item>
              <text:p text:style-name="P489">ispixel</text:p>
            </text:list-item>
            <text:list-item>
              <text:p text:style-name="P489">isem</text:p>
            </text:list-item>
            <text:list-item>
              <text:p text:style-name="P489">ispercentage</text:p>
            </text:list-item>
            <text:list-item>
              <text:p text:style-name="P489">isunit</text:p>
            </text:list-item>
          </text:list>
        </text:list-item>
      </text:list>
      <text:h text:style-name="Heading_20_2" text:outline-level="2">Loops</text:h>
      <text:list text:style-name="L74">
        <text:list-item>
          <text:p text:style-name="P490">Los Mixins se pueden llamar así mismos. Con esta <text:span text:style-name="T469">recursividad</text:span> se pueden crear loops:</text:p>
        </text:list-item>
      </text:list>
      <text:p text:style-name="P491">.loop(@counter)</text:p>
      <text:p text:style-name="P492"><text:s text:c="2"/>when (@counter &gt; 0) {</text:p>
      <text:p text:style-name="P493"/>
      <text:p text:style-name="P494"><text:s text:c="4"/>// next iteration</text:p>
      <text:p text:style-name="P495"><text:s text:c="4"/>.loop((@counter - 1));</text:p>
      <text:p text:style-name="P496"/>
      <text:p text:style-name="P497"><text:s text:c="4"/>// code for each iteration</text:p>
      <text:p text:style-name="P498"><text:s text:c="4"/>width: (10px * @counter);</text:p>
      <text:p text:style-name="P499">}</text:p>
      <text:p text:style-name="P500"/>
      <text:p text:style-name="P501">div {</text:p>
      <text:p text:style-name="P502"><text:s text:c="2"/>.loop(5); // launch the loop</text:p>
      <text:p text:style-name="P503">}</text:p>
      <text:list text:style-name="L75">
        <text:list-item>
          <text:p text:style-name="P504">Less lo compila a:</text:p>
        </text:list-item>
      </text:list>
      <text:p text:style-name="P505">div {</text:p>
      <text:p text:style-name="P506"><text:s text:c="2"/>width: 10px;</text:p>
      <text:p text:style-name="P507"><text:s text:c="2"/>width: 20px;</text:p>
      <text:p text:style-name="P508"><text:s text:c="2"/>width: 30px;</text:p>
      <text:p text:style-name="P509"><text:s text:c="2"/>width: 40px;</text:p>
      <text:p text:style-name="P510"><text:s text:c="2"/>width: 50px;</text:p>
      <text:p text:style-name="P511">}</text:p>
      <text:list text:style-name="L76">
        <text:list-item>
          <text:p text:style-name="P512">Podríamos hacer un <text:span text:style-name="T470">grid</text:span><text:span text:style-name="T471"> </text:span><text:span text:style-name="T472">de</text:span><text:span text:style-name="T473"> </text:span><text:span text:style-name="T474">CSS</text:span>:</text:p>
        </text:list-item>
      </text:list>
      <text:p text:style-name="P513">.generate-columns(4);</text:p>
      <text:p text:style-name="P514"/>
      <text:p text:style-name="P515">.generate-columns(@n, @i: 1)</text:p>
      <text:p text:style-name="P516"><text:s text:c="2"/>when (@i =&lt; @n) {</text:p>
      <text:p text:style-name="P517"/>
      <text:p text:style-name="P518"><text:s text:c="2"/>.column-@{i} {</text:p>
      <text:p text:style-name="P519"><text:s text:c="4"/>width: (@i * 100% / @n);</text:p>
      <text:p text:style-name="P520"><text:s text:c="2"/>}</text:p>
      <text:p text:style-name="P521"><text:s text:c="2"/>.generate-columns(@n, (@i + 1));</text:p>
      <text:p text:style-name="P522">}</text:p>
      <text:list text:style-name="L77">
        <text:list-item>
          <text:p text:style-name="P523">Less lo compila a:</text:p>
        </text:list-item>
      </text:list>
      <text:p text:style-name="P524">.column-1 {</text:p>
      <text:p text:style-name="P525"><text:s text:c="2"/>width: 25%;</text:p>
      <text:p text:style-name="P526">}</text:p>
      <text:p text:style-name="P527">.column-2 {</text:p>
      <text:p text:style-name="P528"><text:s text:c="2"/>width: 50%;</text:p>
      <text:p text:style-name="P529">}</text:p>
      <text:p text:style-name="P530">.column-3 {</text:p>
      <text:p text:style-name="P531"><text:s text:c="2"/>width: 75%;</text:p>
      <text:p text:style-name="P532">}</text:p>
      <text:p text:style-name="P533">.column-4 {</text:p>
      <text:p text:style-name="P534"><text:s text:c="2"/>width: 100%;</text:p>
      <text:p text:style-name="P535">}</text:p>
      <text:h text:style-name="Heading_20_1" text:outline-level="1">Merge</text:h>
      <text:h text:style-name="Heading_20_2" text:outline-level="2">¿Qué es?</text:h>
      <text:list text:style-name="L78">
        <text:list-item>
          <text:p text:style-name="P536">Permite <text:span text:style-name="T475">combinar</text:span><text:span text:style-name="T476"> </text:span><text:span text:style-name="T477">propiedades</text:span> con coma (,) o con espacio ( ), en una sola propiedad.</text:p>
        </text:list-item>
      </text:list>
      <text:h text:style-name="Heading_20_2" text:outline-level="2">Coma</text:h>
      <text:list text:style-name="L79">
        <text:list-item>
          <text:p text:style-name="P537">Ejemplo con coma (,):</text:p>
        </text:list-item>
      </text:list>
      <text:p text:style-name="P538">.mixin() {</text:p>
      <text:p text:style-name="P539"><text:s text:c="2"/>box-shadow+: inset 0 0 10px #555;</text:p>
      <text:p text:style-name="P540">}</text:p>
      <text:p text:style-name="P541">.myclass {</text:p>
      <text:p text:style-name="P542"><text:s text:c="2"/>.mixin();</text:p>
      <text:p text:style-name="P543"><text:s text:c="2"/>box-shadow+: 0 0 20px black;</text:p>
      <text:p text:style-name="P544">}</text:p>
      <text:list text:style-name="L80">
        <text:list-item>
          <text:p text:style-name="P545">Less lo compila a:</text:p>
        </text:list-item>
      </text:list>
      <text:p text:style-name="P546">.myclass {</text:p>
      <text:p text:style-name="P547"><text:s text:c="2"/>box-shadow:</text:p>
      <text:p text:style-name="P548"><text:s text:c="4"/>inset 0 0 10px #555,</text:p>
      <text:p text:style-name="P549"><text:s text:c="4"/>0 0 20px black;</text:p>
      <text:p text:style-name="P550">}</text:p>
      <text:h text:style-name="Heading_20_2" text:outline-level="2">Espacio</text:h>
      <text:list text:style-name="L81">
        <text:list-item>
          <text:p text:style-name="P551">Ejemplo con espacio ( ):</text:p>
        </text:list-item>
      </text:list>
      <text:p text:style-name="P552">.mixin() {</text:p>
      <text:p text:style-name="P553"><text:s text:c="2"/>transform+_: scale(2);</text:p>
      <text:p text:style-name="P554">}</text:p>
      <text:p text:style-name="P555">.myclass {</text:p>
      <text:p text:style-name="P556"><text:s text:c="2"/>.mixin();</text:p>
      <text:p text:style-name="P557"><text:s text:c="2"/>transform+_: rotate(15deg);</text:p>
      <text:p text:style-name="P558">}</text:p>
      <text:list text:style-name="L82">
        <text:list-item>
          <text:p text:style-name="P559">Less lo compila a:</text:p>
        </text:list-item>
      </text:list>
      <text:p text:style-name="P560">.myclass {</text:p>
      <text:p text:style-name="P561"><text:s text:c="2"/>transform: scale(2) rotate(15deg);</text:p>
      <text:p text:style-name="P562">}</text:p>
      <text:h text:style-name="Heading_20_2" text:outline-level="2">Explicito</text:h>
      <text:list text:style-name="L83">
        <text:list-item>
          <text:p text:style-name="P563">Para prevenir cualquier join involuntario, merge <text:span text:style-name="T478">requiere</text:span><text:span text:style-name="T479"> </text:span><text:span text:style-name="T480">que</text:span><text:span text:style-name="T481"> </text:span><text:span text:style-name="T482">pongas</text:span><text:span text:style-name="T483"> </text:span><text:span text:style-name="T484">+</text:span><text:span text:style-name="T485"> </text:span><text:span text:style-name="T486">o</text:span><text:span text:style-name="T487"> </text:span><text:span text:style-name="T488">+_</text:span><text:span text:style-name="T489"> </text:span><text:span text:style-name="T490">de</text:span><text:span text:style-name="T491"> </text:span><text:span text:style-name="T492">forma</text:span><text:span text:style-name="T493"> </text:span><text:span text:style-name="T494">explícita</text:span> en la declaración de cada uno de los jois.</text:p>
        </text:list-item>
      </text:list>
      <text:h text:style-name="Heading_20_1" text:outline-level="1">Selector Padre</text:h>
      <text:h text:style-name="Heading_20_2" text:outline-level="2">El operador &amp;</text:h>
      <text:list text:style-name="L84">
        <text:list-item>
          <text:p text:style-name="P564">El <text:span text:style-name="T495">operador</text:span><text:span text:style-name="T496"> </text:span><text:span text:style-name="T497">&amp;</text:span><text:span text:style-name="T498"> </text:span><text:span text:style-name="T499">representa</text:span><text:span text:style-name="T500"> </text:span><text:span text:style-name="T501">el</text:span><text:span text:style-name="T502"> </text:span><text:span text:style-name="T503">selector</text:span><text:span text:style-name="T504"> </text:span><text:span text:style-name="T505">padre</text:span>, y suele ser usado para modificar clases o usar pseudoclases:</text:p>
        </text:list-item>
      </text:list>
      <text:p text:style-name="P565">a {</text:p>
      <text:p text:style-name="P566"><text:s text:c="2"/>color: blue;</text:p>
      <text:p text:style-name="P567"><text:s text:c="2"/>&amp;:hover {</text:p>
      <text:p text:style-name="P568"><text:s text:c="4"/>color: green;</text:p>
      <text:p text:style-name="P569"><text:s text:c="2"/>}</text:p>
      <text:p text:style-name="P570">}</text:p>
      <text:list text:style-name="L85">
        <text:list-item>
          <text:p text:style-name="P571">Less locompila a:</text:p>
        </text:list-item>
      </text:list>
      <text:p text:style-name="P572">a {</text:p>
      <text:p text:style-name="P573"><text:s text:c="2"/>color: blue;</text:p>
      <text:p text:style-name="P574">}</text:p>
      <text:p text:style-name="P575"/>
      <text:p text:style-name="P576">a:hover {</text:p>
      <text:p text:style-name="P577"><text:s text:c="2"/>color: green;</text:p>
      <text:p text:style-name="P578">}</text:p>
      <text:h text:style-name="Heading_20_2" text:outline-level="2">Clases repetitivas</text:h>
      <text:list text:style-name="L86">
        <text:list-item>
          <text:p text:style-name="P579">Otro uso, a parte de las pseudoclases, es el de producir nombres de clases repetitivos:</text:p>
        </text:list-item>
      </text:list>
      <text:p text:style-name="P580">.button {</text:p>
      <text:p text:style-name="P581"><text:s text:c="2"/>&amp;-ok {</text:p>
      <text:p text:style-name="P582"><text:s text:c="4"/>background-image:</text:p>
      <text:p text:style-name="P583"><text:s text:c="6"/>url("ok.png");</text:p>
      <text:p text:style-name="P584"><text:s text:c="2"/>}</text:p>
      <text:p text:style-name="P585"><text:s text:c="2"/>&amp;-cancel {</text:p>
      <text:p text:style-name="P586"><text:s text:c="4"/>background-image:</text:p>
      <text:p text:style-name="P587"><text:s text:c="6"/>url("cancel.png");</text:p>
      <text:p text:style-name="P588"><text:s text:c="2"/>}</text:p>
      <text:p text:style-name="P589"><text:s text:c="2"/>&amp;-custom {</text:p>
      <text:p text:style-name="P590"><text:s text:c="4"/>background-image:</text:p>
      <text:p text:style-name="P591"><text:s text:c="6"/>url("custom.png");</text:p>
      <text:p text:style-name="P592"><text:s text:c="2"/>}</text:p>
      <text:p text:style-name="P593">}</text:p>
      <text:list text:style-name="L87">
        <text:list-item>
          <text:p text:style-name="P594">Less lo compila a:</text:p>
        </text:list-item>
      </text:list>
      <text:p text:style-name="P595">.button-ok {</text:p>
      <text:p text:style-name="P596"><text:s text:c="2"/>background-image: url("ok.png");</text:p>
      <text:p text:style-name="P597">}</text:p>
      <text:p text:style-name="P598">.button-cancel {</text:p>
      <text:p text:style-name="P599"><text:s text:c="2"/>background-image: url("cancel.png");</text:p>
      <text:p text:style-name="P600">}</text:p>
      <text:p text:style-name="P601">.button-custom {</text:p>
      <text:p text:style-name="P602"><text:s text:c="2"/>background-image: url("custom.png");</text:p>
      <text:p text:style-name="P603">}</text:p>
      <text:h text:style-name="Heading_20_2" text:outline-level="2">Multiples &amp;</text:h>
      <text:list text:style-name="L88">
        <text:list-item>
          <text:p text:style-name="P604">Se puede repetir el padre:</text:p>
        </text:list-item>
      </text:list>
      <text:p text:style-name="P605">.link {</text:p>
      <text:p text:style-name="P606"><text:s text:c="2"/>&amp; + &amp; {</text:p>
      <text:p text:style-name="P607"><text:s text:c="4"/>color: red;</text:p>
      <text:p text:style-name="P608"><text:s text:c="2"/>}</text:p>
      <text:p text:style-name="P609"><text:s text:c="2"/>&amp; &amp; {</text:p>
      <text:p text:style-name="P610"><text:s text:c="4"/>color: green;</text:p>
      <text:p text:style-name="P611"><text:s text:c="2"/>}</text:p>
      <text:p text:style-name="P612"><text:s text:c="2"/>&amp;&amp; {</text:p>
      <text:p text:style-name="P613"><text:s text:c="4"/>color: blue;</text:p>
      <text:p text:style-name="P614"><text:s text:c="2"/>}</text:p>
      <text:p text:style-name="P615"><text:s text:c="2"/>&amp;, &amp;ish {</text:p>
      <text:p text:style-name="P616"><text:s text:c="4"/>color: cyan;</text:p>
      <text:p text:style-name="P617"><text:s text:c="2"/>}</text:p>
      <text:p text:style-name="P618">}</text:p>
      <text:list text:style-name="L89">
        <text:list-item>
          <text:p text:style-name="P619">Less lo compila a :</text:p>
        </text:list-item>
      </text:list>
      <text:p text:style-name="P620">.link + .link {</text:p>
      <text:p text:style-name="P621"><text:s text:c="2"/>color: red;</text:p>
      <text:p text:style-name="P622">}</text:p>
      <text:p text:style-name="P623">.link .link {</text:p>
      <text:p text:style-name="P624"><text:s text:c="2"/>color: green;</text:p>
      <text:p text:style-name="P625">}</text:p>
      <text:p text:style-name="P626">.link.link {</text:p>
      <text:p text:style-name="P627"><text:s text:c="2"/>color: blue;</text:p>
      <text:p text:style-name="P628">}</text:p>
      <text:p text:style-name="P629">.link, .linkish {</text:p>
      <text:p text:style-name="P630"><text:s text:c="2"/>color: cyan;</text:p>
      <text:p text:style-name="P631">}</text:p>
      <text:list text:style-name="L90">
        <text:list-item>
          <text:p text:style-name="P632">Otro ejemplo:</text:p>
        </text:list-item>
      </text:list>
      <text:p text:style-name="P633">.grand {</text:p>
      <text:p text:style-name="P634"><text:s text:c="2"/>.parent {</text:p>
      <text:p text:style-name="P635"><text:s text:c="4"/>&amp; &gt; &amp; {</text:p>
      <text:p text:style-name="P636"><text:s text:c="6"/>color: red;</text:p>
      <text:p text:style-name="P637"><text:s text:c="4"/>}</text:p>
      <text:p text:style-name="P638"><text:s text:c="4"/>&amp; &amp; {</text:p>
      <text:p text:style-name="P639"><text:s text:c="6"/>color: green;</text:p>
      <text:p text:style-name="P640"><text:s text:c="4"/>}</text:p>
      <text:p text:style-name="P641"><text:s text:c="4"/>&amp;&amp; {</text:p>
      <text:p text:style-name="P642"><text:s text:c="6"/>color: blue;</text:p>
      <text:p text:style-name="P643"><text:s text:c="4"/>}</text:p>
      <text:p text:style-name="P644"><text:s text:c="4"/>&amp;, &amp;ish {</text:p>
      <text:p text:style-name="P645"><text:s text:c="6"/>color: cyan;</text:p>
      <text:p text:style-name="P646"><text:s text:c="4"/>}</text:p>
      <text:p text:style-name="P647"><text:s text:c="2"/>}</text:p>
      <text:p text:style-name="P648">}</text:p>
      <text:list text:style-name="L91">
        <text:list-item>
          <text:p text:style-name="P649">Less lo compila a :</text:p>
        </text:list-item>
      </text:list>
      <text:p text:style-name="P650">.grand .parent &gt; .grand .parent {</text:p>
      <text:p text:style-name="P651"><text:s text:c="2"/>color: red;</text:p>
      <text:p text:style-name="P652">}</text:p>
      <text:p text:style-name="P653">.grand .parent .grand .parent {</text:p>
      <text:p text:style-name="P654"><text:s text:c="2"/>color: green;</text:p>
      <text:p text:style-name="P655">}</text:p>
      <text:p text:style-name="P656">.grand .parent.grand .parent {</text:p>
      <text:p text:style-name="P657"><text:s text:c="2"/>color: blue;</text:p>
      <text:p text:style-name="P658">}</text:p>
      <text:p text:style-name="P659">.grand .parent, .grand .parentish {</text:p>
      <text:p text:style-name="P660"><text:s text:c="2"/>color: cyan;</text:p>
      <text:p text:style-name="P661">}</text:p>
      <text:h text:style-name="Heading_20_2" text:outline-level="2">Cambiar el orden</text:h>
      <text:list text:style-name="L92">
        <text:list-item>
          <text:p text:style-name="P662">En algunos caso puede ser util cambiar el orden del hijo con respecto al padre:</text:p>
        </text:list-item>
      </text:list>
      <text:p text:style-name="P663">.header {</text:p>
      <text:p text:style-name="P664"><text:s text:c="2"/>.menu {</text:p>
      <text:p text:style-name="P665"><text:s text:c="4"/>border-radius: 5px;</text:p>
      <text:p text:style-name="P666"><text:s text:c="4"/>.no-borderradius &amp; {</text:p>
      <text:p text:style-name="P667"><text:s text:c="6"/>background-image:</text:p>
      <text:p text:style-name="P668"><text:s text:c="8"/>url('img.png');</text:p>
      <text:p text:style-name="P669"><text:s text:c="4"/>}</text:p>
      <text:p text:style-name="P670"><text:s text:c="2"/>}</text:p>
      <text:p text:style-name="P671">}</text:p>
      <text:list text:style-name="L93">
        <text:list-item>
          <text:p text:style-name="P672">Less lo compila a:</text:p>
        </text:list-item>
      </text:list>
      <text:p text:style-name="P673">.header .menu {</text:p>
      <text:p text:style-name="P674"><text:s text:c="2"/>border-radius: 5px;</text:p>
      <text:p text:style-name="P675">}</text:p>
      <text:p text:style-name="P676">.no-borderradius .header .menu {</text:p>
      <text:p text:style-name="P677"><text:s text:c="2"/>background-image:</text:p>
      <text:p text:style-name="P678"><text:s text:c="4"/>url('img.png');</text:p>
      <text:p text:style-name="P679">}</text:p>
      <text:h text:style-name="Heading_20_2" text:outline-level="2">Explosión combinatoria</text:h>
      <text:list text:style-name="L94">
        <text:list-item>
          <text:p text:style-name="P680">El operador &amp; puede ser usado para generar todas las posibles permutaciones de los selectores padre:</text:p>
        </text:list-item>
      </text:list>
      <text:p text:style-name="P681">a, ul, li {</text:p>
      <text:p text:style-name="P682"><text:s text:c="2"/>border-top: 2px dotted #366;</text:p>
      <text:p text:style-name="P683"><text:s text:c="2"/>&amp; + &amp; {</text:p>
      <text:p text:style-name="P684"><text:s text:c="4"/>border-top: 0;</text:p>
      <text:p text:style-name="P685"><text:s text:c="2"/>}</text:p>
      <text:p text:style-name="P686">}</text:p>
      <text:list text:style-name="L95">
        <text:list-item>
          <text:p text:style-name="P687">Less lo compila a:</text:p>
        </text:list-item>
      </text:list>
      <text:p text:style-name="P688">a, ul, li {</text:p>
      <text:p text:style-name="P689"><text:s text:c="2"/>border-top: 2px dotted #366;</text:p>
      <text:p text:style-name="P690">}</text:p>
      <text:p text:style-name="P691"/>
      <text:p text:style-name="P692">a + a, a + ul, a + li,</text:p>
      <text:p text:style-name="P693">ul + a, ul + ul, ul + li,</text:p>
      <text:p text:style-name="P694">li + a, li + ul, li + li {</text:p>
      <text:p text:style-name="P695"><text:s text:c="2"/>border-top: 0;</text:p>
      <text:p text:style-name="P696">}</text:p>
      <text:h text:style-name="Heading_20_1" text:outline-level="1">Funciones</text:h>
      <text:h text:style-name="Heading_20_2" text:outline-level="2">Resumen</text:h>
      <text:list text:style-name="L96">
        <text:list-item>
          <text:p text:style-name="P697">Less dispone de una variedad de <text:span text:style-name="T506">funciones</text:span><text:span text:style-name="T507"> </text:span><text:span text:style-name="T508">matemáticas,</text:span><text:span text:style-name="T509"> </text:span><text:span text:style-name="T510">que</text:span><text:span text:style-name="T511"> </text:span><text:span text:style-name="T512">manipulan</text:span><text:span text:style-name="T513"> </text:span><text:span text:style-name="T514">cadenas,</text:span><text:span text:style-name="T515"> </text:span><text:span text:style-name="T516">y</text:span><text:span text:style-name="T517"> </text:span><text:span text:style-name="T518">que</text:span><text:span text:style-name="T519"> </text:span><text:span text:style-name="T520">transforman</text:span><text:span text:style-name="T521"> </text:span><text:span text:style-name="T522">los</text:span><text:span text:style-name="T523"> </text:span><text:span text:style-name="T524">colores</text:span>:</text:p>
        </text:list-item>
      </text:list>
      <text:p text:style-name="P698">@base: #f04615;</text:p>
      <text:p text:style-name="P699">@list: 200, 500, 1200;</text:p>
      <text:p text:style-name="P700"/>
      <text:p text:style-name="P701">.class {</text:p>
      <text:p text:style-name="P702"><text:s text:c="2"/>width: extract(@list, 3);</text:p>
      <text:p text:style-name="P703"><text:s text:c="2"/>color: saturate(@base, 5%);</text:p>
      <text:p text:style-name="P704"><text:s text:c="2"/>background-color:</text:p>
      <text:p text:style-name="P705"><text:s text:c="4"/>lighten(@base, 25%);</text:p>
      <text:p text:style-name="P706">}</text:p>
      <text:list text:style-name="L97">
        <text:list-item>
          <text:p text:style-name="P707"><text:a xlink:type="simple" xlink:href="http://lesscss.org/functions/" office:name=""><text:span text:style-name="Definition">http://lesscss.org/functions/</text:span></text:a></text:p>
          <text:list text:style-name="L98">
            <text:list-item>
              <text:p text:style-name="P708">Misc Functions</text:p>
            </text:list-item>
            <text:list-item>
              <text:p text:style-name="P708">String Functions</text:p>
            </text:list-item>
            <text:list-item>
              <text:p text:style-name="P708">List Functions</text:p>
            </text:list-item>
            <text:list-item>
              <text:p text:style-name="P708">Math Functions</text:p>
            </text:list-item>
            <text:list-item>
              <text:p text:style-name="P708">Type Functions</text:p>
            </text:list-item>
            <text:list-item>
              <text:p text:style-name="P708">Color Functions</text:p>
            </text:list-item>
          </text:list>
        </text:list-item>
      </text:list>
      <text:h text:style-name="Heading_20_2" text:outline-level="2">Misc Functions</text:h>
      <text:list text:style-name="L99">
        <text:list-item>
          <text:p text:style-name="P709"><text:a xlink:type="simple" xlink:href="http://lesscss.org/functions/#misc-functions" office:name=""><text:span text:style-name="Definition">http://lesscss.org/functions/#misc-functions</text:span></text:a></text:p>
          <text:list text:style-name="L100">
            <text:list-item>
              <text:p text:style-name="P710">color</text:p>
            </text:list-item>
            <text:list-item>
              <text:p text:style-name="P710">convert</text:p>
            </text:list-item>
            <text:list-item>
              <text:p text:style-name="P710">data-uri</text:p>
            </text:list-item>
            <text:list-item>
              <text:p text:style-name="P710">default</text:p>
            </text:list-item>
            <text:list-item>
              <text:p text:style-name="P710">unit</text:p>
            </text:list-item>
            <text:list-item>
              <text:p text:style-name="P710">get-unit</text:p>
            </text:list-item>
            <text:list-item>
              <text:p text:style-name="P710">svg-gradient</text:p>
            </text:list-item>
          </text:list>
        </text:list-item>
      </text:list>
      <text:h text:style-name="Heading_20_2" text:outline-level="2">String Functions</text:h>
      <text:list text:style-name="L101">
        <text:list-item>
          <text:p text:style-name="P711"><text:a xlink:type="simple" xlink:href="http://lesscss.org/functions/#string-functions" office:name=""><text:span text:style-name="Definition">http://lesscss.org/functions/#string-functions</text:span></text:a>:</text:p>
          <text:list text:style-name="L102">
            <text:list-item>
              <text:p text:style-name="P712">escape</text:p>
            </text:list-item>
            <text:list-item>
              <text:p text:style-name="P712">e</text:p>
            </text:list-item>
            <text:list-item>
              <text:p text:style-name="P712">% format</text:p>
            </text:list-item>
            <text:list-item>
              <text:p text:style-name="P712">replace</text:p>
            </text:list-item>
          </text:list>
        </text:list-item>
      </text:list>
      <text:h text:style-name="Heading_20_2" text:outline-level="2">List Functions</text:h>
      <text:list text:style-name="L103">
        <text:list-item>
          <text:p text:style-name="P713"><text:a xlink:type="simple" xlink:href="http://lesscss.org/functions/#list-functions" office:name=""><text:span text:style-name="Definition">http://lesscss.org/functions/#list-functions</text:span></text:a></text:p>
          <text:list text:style-name="L104">
            <text:list-item>
              <text:p text:style-name="P714">length</text:p>
            </text:list-item>
            <text:list-item>
              <text:p text:style-name="P714">extract</text:p>
            </text:list-item>
          </text:list>
        </text:list-item>
      </text:list>
      <text:h text:style-name="Heading_20_2" text:outline-level="2">Math Functions</text:h>
      <text:list text:style-name="L105">
        <text:list-item>
          <text:p text:style-name="P715"><text:a xlink:type="simple" xlink:href="http://lesscss.org/functions/#math-functions" office:name=""><text:span text:style-name="Definition">http://lesscss.org/functions/#math-functions</text:span></text:a></text:p>
          <text:list text:style-name="L106">
            <text:list-item>
              <text:p text:style-name="P716">ceil</text:p>
            </text:list-item>
            <text:list-item>
              <text:p text:style-name="P716">floor</text:p>
            </text:list-item>
            <text:list-item>
              <text:p text:style-name="P716">percentage</text:p>
            </text:list-item>
            <text:list-item>
              <text:p text:style-name="P716">round</text:p>
            </text:list-item>
            <text:list-item>
              <text:p text:style-name="P716">sqrt</text:p>
            </text:list-item>
            <text:list-item>
              <text:p text:style-name="P716">abs</text:p>
            </text:list-item>
            <text:list-item>
              <text:p text:style-name="P716">pow</text:p>
            </text:list-item>
            <text:list-item>
              <text:p text:style-name="P716">mod</text:p>
            </text:list-item>
            <text:list-item>
              <text:p text:style-name="P716">min</text:p>
            </text:list-item>
            <text:list-item>
              <text:p text:style-name="P716">max</text:p>
            </text:list-item>
          </text:list>
        </text:list-item>
        <text:list-item>
          <text:p text:style-name="P715"><text:a xlink:type="simple" xlink:href="http://lesscss.org/functions/#math-functions" office:name=""><text:span text:style-name="Definition">http://lesscss.org/functions/#math-functions</text:span></text:a></text:p>
          <text:list text:style-name="L107">
            <text:list-item>
              <text:p text:style-name="P717">sin</text:p>
            </text:list-item>
            <text:list-item>
              <text:p text:style-name="P717">asin</text:p>
            </text:list-item>
            <text:list-item>
              <text:p text:style-name="P717">cos</text:p>
            </text:list-item>
            <text:list-item>
              <text:p text:style-name="P717">acos</text:p>
            </text:list-item>
            <text:list-item>
              <text:p text:style-name="P717">tan</text:p>
            </text:list-item>
            <text:list-item>
              <text:p text:style-name="P717">atan</text:p>
            </text:list-item>
            <text:list-item>
              <text:p text:style-name="P717">pi</text:p>
            </text:list-item>
          </text:list>
        </text:list-item>
      </text:list>
      <text:h text:style-name="Heading_20_2" text:outline-level="2">Type Functions</text:h>
      <text:list text:style-name="L108">
        <text:list-item>
          <text:p text:style-name="P718"><text:a xlink:type="simple" xlink:href="http://lesscss.org/functions/#type-functions" office:name=""><text:span text:style-name="Definition">http://lesscss.org/functions/#type-functions</text:span></text:a></text:p>
          <text:list text:style-name="L109">
            <text:list-item>
              <text:p text:style-name="P719">isnumber</text:p>
            </text:list-item>
            <text:list-item>
              <text:p text:style-name="P719">isstring</text:p>
            </text:list-item>
            <text:list-item>
              <text:p text:style-name="P719">iscolor</text:p>
            </text:list-item>
            <text:list-item>
              <text:p text:style-name="P719">iskeyword</text:p>
            </text:list-item>
            <text:list-item>
              <text:p text:style-name="P719">isurl</text:p>
            </text:list-item>
            <text:list-item>
              <text:p text:style-name="P719">ispixel</text:p>
            </text:list-item>
            <text:list-item>
              <text:p text:style-name="P719">isem</text:p>
            </text:list-item>
            <text:list-item>
              <text:p text:style-name="P719">ispercentage</text:p>
            </text:list-item>
            <text:list-item>
              <text:p text:style-name="P719">isunit</text:p>
            </text:list-item>
          </text:list>
        </text:list-item>
      </text:list>
      <text:h text:style-name="Heading_20_2" text:outline-level="2">Color Definition Functions</text:h>
      <text:list text:style-name="L110">
        <text:list-item>
          <text:p text:style-name="P720"><text:a xlink:type="simple" xlink:href="http://lesscss.org/functions/#color-definitions" office:name=""><text:span text:style-name="Definition">http://lesscss.org/functions/#color-definitions</text:span></text:a></text:p>
          <text:list text:style-name="L111">
            <text:list-item>
              <text:p text:style-name="P721">rgb</text:p>
            </text:list-item>
            <text:list-item>
              <text:p text:style-name="P721">rgba</text:p>
            </text:list-item>
            <text:list-item>
              <text:p text:style-name="P721">argb</text:p>
            </text:list-item>
            <text:list-item>
              <text:p text:style-name="P721">hsl</text:p>
            </text:list-item>
            <text:list-item>
              <text:p text:style-name="P721">hsla</text:p>
            </text:list-item>
            <text:list-item>
              <text:p text:style-name="P721">hsv</text:p>
            </text:list-item>
            <text:list-item>
              <text:p text:style-name="P721">hsva</text:p>
            </text:list-item>
          </text:list>
        </text:list-item>
      </text:list>
      <text:h text:style-name="Heading_20_2" text:outline-level="2">Color Channel Functions</text:h>
      <text:list text:style-name="L112">
        <text:list-item>
          <text:p text:style-name="P722"><text:a xlink:type="simple" xlink:href="http://lesscss.org/functions/#color-channel" office:name=""><text:span text:style-name="Definition">http://lesscss.org/functions/#color-channel</text:span></text:a></text:p>
          <text:list text:style-name="L113">
            <text:list-item>
              <text:p text:style-name="P723">hue</text:p>
            </text:list-item>
            <text:list-item>
              <text:p text:style-name="P723">saturation</text:p>
            </text:list-item>
            <text:list-item>
              <text:p text:style-name="P723">lightness</text:p>
            </text:list-item>
            <text:list-item>
              <text:p text:style-name="P723">hsvhue</text:p>
            </text:list-item>
            <text:list-item>
              <text:p text:style-name="P723">hsvsaturation</text:p>
            </text:list-item>
            <text:list-item>
              <text:p text:style-name="P723">hsvvalue</text:p>
            </text:list-item>
            <text:list-item>
              <text:p text:style-name="P723">red</text:p>
            </text:list-item>
            <text:list-item>
              <text:p text:style-name="P723">green</text:p>
            </text:list-item>
            <text:list-item>
              <text:p text:style-name="P723">blue</text:p>
            </text:list-item>
            <text:list-item>
              <text:p text:style-name="P723">alpha</text:p>
            </text:list-item>
            <text:list-item>
              <text:p text:style-name="P723">luma</text:p>
            </text:list-item>
            <text:list-item>
              <text:p text:style-name="P723">luminance</text:p>
            </text:list-item>
          </text:list>
        </text:list-item>
      </text:list>
      <text:h text:style-name="Heading_20_2" text:outline-level="2">Color Operation Functions</text:h>
      <text:list text:style-name="L114">
        <text:list-item>
          <text:p text:style-name="P724"><text:a xlink:type="simple" xlink:href="http://lesscss.org/functions/#color-operations" office:name=""><text:span text:style-name="Definition">http://lesscss.org/functions/#color-operations</text:span></text:a></text:p>
          <text:list text:style-name="L115">
            <text:list-item>
              <text:p text:style-name="P725">saturate</text:p>
            </text:list-item>
            <text:list-item>
              <text:p text:style-name="P725">desaturate</text:p>
            </text:list-item>
            <text:list-item>
              <text:p text:style-name="P725">lighten</text:p>
            </text:list-item>
            <text:list-item>
              <text:p text:style-name="P725">darken</text:p>
            </text:list-item>
            <text:list-item>
              <text:p text:style-name="P725">fadein</text:p>
            </text:list-item>
            <text:list-item>
              <text:p text:style-name="P725">fadeout</text:p>
            </text:list-item>
            <text:list-item>
              <text:p text:style-name="P725">fade</text:p>
            </text:list-item>
            <text:list-item>
              <text:p text:style-name="P725">spin</text:p>
            </text:list-item>
            <text:list-item>
              <text:p text:style-name="P725">mix</text:p>
            </text:list-item>
            <text:list-item>
              <text:p text:style-name="P725">greyscale</text:p>
            </text:list-item>
            <text:list-item>
              <text:p text:style-name="P725">contrast</text:p>
            </text:list-item>
          </text:list>
        </text:list-item>
      </text:list>
      <text:h text:style-name="Heading_20_2" text:outline-level="2">Color Blending Functions</text:h>
      <text:list text:style-name="L116">
        <text:list-item>
          <text:p text:style-name="P726"><text:a xlink:type="simple" xlink:href="http://lesscss.org/functions/#color-blending" office:name=""><text:span text:style-name="Definition">http://lesscss.org/functions/#color-blending</text:span></text:a></text:p>
          <text:list text:style-name="L117">
            <text:list-item>
              <text:p text:style-name="P727">multiply</text:p>
            </text:list-item>
            <text:list-item>
              <text:p text:style-name="P727">screen</text:p>
            </text:list-item>
            <text:list-item>
              <text:p text:style-name="P727">overlay</text:p>
            </text:list-item>
            <text:list-item>
              <text:p text:style-name="P727">softlight</text:p>
            </text:list-item>
            <text:list-item>
              <text:p text:style-name="P727">hardlight</text:p>
            </text:list-item>
            <text:list-item>
              <text:p text:style-name="P727">difference</text:p>
            </text:list-item>
            <text:list-item>
              <text:p text:style-name="P727">exclusion</text:p>
            </text:list-item>
            <text:list-item>
              <text:p text:style-name="P727">average</text:p>
            </text:list-item>
            <text:list-item>
              <text:p text:style-name="P727">negation</text:p>
            </text:list-item>
          </text:list>
        </text:list-item>
      </text:list>
      <text:h text:style-name="Heading_20_1" text:outline-level="1">Acerca de</text:h>
      <text:h text:style-name="Heading_20_2" text:outline-level="2">Licencia</text:h>
      <text:list text:style-name="L118">
        <text:list-item>
          <text:p text:style-name="P728">Estas <text:span text:style-name="T525">transparencias</text:span> están hechas con:</text:p>
          <text:list text:style-name="L119">
            <text:list-item>
              <text:p text:style-name="P729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728">Estas <text:span text:style-name="T526">transparencias</text:span> están bajo una licencia Creative Commons Reconocimiento-CompartirIgual 3.0:</text:p>
          <text:list text:style-name="L120">
            <text:list-item>
              <text:p text:style-name="P730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121">
        <text:list-item>
          <text:p text:style-name="P731">Transparencias:</text:p>
          <text:list text:style-name="L122">
            <text:list-item>
              <text:p text:style-name="P732"><text:a xlink:type="simple" xlink:href="https://github.com/asanzdiego/curso-interfaces-web-2016/tree/master/04-preprocesadores-css/04.01-less/slides" office:name=""><text:span text:style-name="Definition">https://github.com/asanzdiego/curso-interfaces-web-2016/tree/master/04-preprocesadores-css/04.01-less/slides</text:span></text:a></text:p>
            </text:list-item>
          </text:list>
        </text:list-item>
        <text:list-item>
          <text:p text:style-name="P731">Ejercicios:</text:p>
          <text:list text:style-name="L123">
            <text:list-item>
              <text:p text:style-name="P733"><text:a xlink:type="simple" xlink:href="https://github.com/asanzdiego/curso-interfaces-web-2016/tree/master/04-preprocesadores-css/04.01-less/src" office:name=""><text:span text:style-name="Definition">https://github.com/asanzdiego/curso-interfaces-web-2016/tree/master/04-preprocesadores-css/04.01-less/src</text:span></text:a></text:p>
            </text:list-item>
          </text:list>
        </text:list-item>
      </text:list>
      <text:h text:style-name="Heading_20_2" text:outline-level="2">Bibliografía</text:h>
      <text:list text:style-name="L124">
        <text:list-item>
          <text:p text:style-name="P734">Documentación oficial de Less</text:p>
          <text:list text:style-name="L125">
            <text:list-item>
              <text:p text:style-name="P735"><text:a xlink:type="simple" xlink:href="http://lesscss.org" office:name=""><text:span text:style-name="Definition">http://lesscss.org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, un preprocesador CSS</dc:title>
  </office:meta>
</office:document-meta>
</file>